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fo:color="#000000" fo:font-size="10pt" style:font-size-asian="10pt" style:font-size-complex="10pt"/>
    </style:style>
    <style:style style:name="ce4" style:family="table-cell" style:parent-style-name="Default" style:data-style-name="N1"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1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  <style:text-properties fo:color="#000000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11" style:family="table-cell" style:parent-style-name="Default" style:data-style-name="N1">
      <style:table-cell-properties fo:border-top="thin solid #ABABAB" fo:border-bottom="none" fo:border-left="thin solid #ABABAB" fo:border-right="none"/>
    </style:style>
    <style:style style:name="ce12" style:family="table-cell" style:parent-style-name="Default" style:data-style-name="N0">
      <style:table-cell-properties fo:border-top="thin solid #ABABAB" fo:border-bottom="none" fo:border-left="none" fo:border-right="thin solid #ABABAB"/>
    </style:style>
    <style:style style:name="ce13" style:family="table-cell" style:parent-style-name="Default" style:data-style-name="N0">
      <style:table-cell-properties fo:border-top="thin solid #FFFFFF" fo:border-bottom="none" fo:border-left="thin solid #ABABAB" fo:border-right="none"/>
    </style:style>
    <style:style style:name="ce14" style:family="table-cell" style:parent-style-name="Default" style:data-style-name="N0">
      <style:table-cell-properties fo:border-top="none" fo:border-bottom="none" fo:border-left="thin solid #ABABAB" fo:border-right="none"/>
    </style:style>
    <style:style style:name="ce15" style:family="table-cell" style:parent-style-name="Default" style:data-style-name="N1">
      <style:table-cell-properties fo:border-top="none" fo:border-bottom="none" fo:border-left="thin solid #ABABAB" fo:border-right="none"/>
    </style:style>
    <style:style style:name="ce16" style:family="table-cell" style:parent-style-name="Default" style:data-style-name="N0">
      <style:table-cell-properties fo:border-top="none" fo:border-bottom="none" fo:border-left="none" fo:border-right="thin solid #ABABAB"/>
    </style:style>
    <style:style style:name="ce17" style:family="table-cell" style:parent-style-name="Default" style:data-style-name="N0">
      <style:table-cell-properties fo:border-top="thin solid #ABABAB" fo:border-bottom="thin solid #ABABAB" fo:border-left="thin solid #ABABAB" fo:border-right="none"/>
    </style:style>
    <style:style style:name="ce18" style:family="table-cell" style:parent-style-name="Default" style:data-style-name="N0">
      <style:table-cell-properties fo:border-top="thin solid #ABABAB" fo:border-bottom="thin solid #ABABAB" fo:border-left="thin solid #FFFFFF" fo:border-right="none"/>
    </style:style>
    <style:style style:name="ce19" style:family="table-cell" style:parent-style-name="Default" style:data-style-name="N1">
      <style:table-cell-properties fo:border-top="thin solid #ABABAB" fo:border-bottom="thin solid #ABABAB" fo:border-left="thin solid #ABABAB" fo:border-right="none"/>
    </style:style>
    <style:style style:name="ce20" style:family="table-cell" style:parent-style-name="Default" style:data-style-name="N0">
      <style:table-cell-properties fo:border-top="thin solid #ABABAB" fo:border-bottom="thin solid #ABABAB" fo:border-left="none" fo:border-right="thin solid #ABABAB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9.8425cm"/>
    </style:style>
    <style:style style:name="co4" style:family="table-column">
      <style:table-column-properties fo:break-before="auto" style:column-width="7.328958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32.2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A_AMBULATORIALI_SETTEMB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 tempi medi di attesa sono calcolati sulla base del numero di prestazioni eseguite suddivise per classi di priorità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style-name="ce2">
            <text:p>Fonte Dati Ritorno Regionale 28/SAN</text:p>
          </table:table-cell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2"/>
          <table:table-cell table:number-columns-repeated="4" table:style-name="ce3"/>
          <table:table-cell table:style-name="ce4"/>
          <table:table-cell table:number-columns-repeated="16378" table:style-name="ce3"/>
        </table:table-row>
        <table:table-row table:style-name="ro1">
          <table:table-cell office:value-type="string" table:number-columns-spanned="7" table:number-rows-spanned="2" table:style-name="ce29">
            <text:p>PERIODO DI RIFERIMENTO SETTEMBRE 2021</text:p>
          </table:table-cell>
          <table:covered-table-cell table:number-columns-repeated="6"/>
          <table:table-cell table:number-columns-repeated="16377" table:style-name="ce3"/>
        </table:table-row>
        <table:table-row table:style-name="ro2">
          <table:covered-table-cell/>
          <table:covered-table-cell table:number-columns-repeated="6"/>
          <table:table-cell table:number-columns-repeated="16377" table:style-name="ce3"/>
        </table:table-row>
        <table:table-row table:style-name="ro3">
          <table:table-cell office:value-type="string" table:style-name="ce5">
            <text:p>DISCIPLINA</text:p>
          </table:table-cell>
          <table:table-cell office:value-type="string" table:number-columns-spanned="2" table:number-rows-spanned="1" table:style-name="ce30">
            <text:p>PRESTAZIONE</text:p>
          </table:table-cell>
          <table:covered-table-cell/>
          <table:table-cell office:value-type="string" table:style-name="ce6">
            <text:p>PRESIDIO</text:p>
          </table:table-cell>
          <table:table-cell office:value-type="string" table:style-name="ce6">
            <text:p>PRIORITA'</text:p>
          </table:table-cell>
          <table:table-cell office:value-type="string" table:style-name="ce7">
            <text:p>TEMPI MEDI DI ATTESA</text:p>
          </table:table-cell>
          <table:table-cell office:value-type="string" table:style-name="ce8">
            <text:p>QTA' PRESTAZIONI</text:p>
          </table:table-cell>
          <table:table-cell table:number-columns-repeated="16377" table:style-name="ce9"/>
        </table:table-row>
        <table:table-row table:style-name="ro4">
          <table:table-cell office:value-type="string" table:style-name="ce10">
            <text:p>Allergologia</text:p>
          </table:table-cell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0" table:style-name="ce11">
            <text:p>4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4.727272727272698" table:style-name="ce11">
            <text:p>3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8.5" table:style-name="ce11">
            <text:p>2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6.48" table:style-name="ce15">
            <text:p>66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733333333333301" table:style-name="ce15">
            <text:p>13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2.3333333333333" table:style-name="ce11">
            <text:p>2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5" table:style-name="ce15">
            <text:p>1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7.5" table:style-name="ce11">
            <text:p>4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627118644067799" table:style-name="ce15">
            <text:p>34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5" table:style-name="ce11">
            <text:p>4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9166666666667" table:style-name="ce15">
            <text:p>21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200000000000003" table:style-name="ce15">
            <text:p>37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647058823529399" table:style-name="ce15">
            <text:p>29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035714285714299" table:style-name="ce15">
            <text:p>36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893805309734503" table:style-name="ce15">
            <text:p>33</text:p>
          </table:table-cell>
          <table:table-cell office:value-type="float" office:value="113" table:style-name="ce16">
            <text:p>1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830188679245296" table:style-name="ce15">
            <text:p>81</text:p>
          </table:table-cell>
          <table:table-cell office:value-type="float" office:value="106" table:style-name="ce16">
            <text:p>10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" table:style-name="ce15">
            <text:p>11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818181818182" table:style-name="ce15">
            <text:p>12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3" table:style-name="ce15">
            <text:p>29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272727272727298" table:style-name="ce15">
            <text:p>1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466666666666701" table:style-name="ce11">
            <text:p>10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664285714285697" table:style-name="ce15">
            <text:p>37</text:p>
          </table:table-cell>
          <table:table-cell office:value-type="float" office:value="140" table:style-name="ce16">
            <text:p>1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637931034482797" table:style-name="ce15">
            <text:p>34</text:p>
          </table:table-cell>
          <table:table-cell office:value-type="float" office:value="174" table:style-name="ce16">
            <text:p>17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625" table:style-name="ce15">
            <text:p>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8.5" table:style-name="ce11">
            <text:p>99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2.365853658536601" table:style-name="ce11">
            <text:p>32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" table:style-name="ce15">
            <text:p>26</text:p>
          </table:table-cell>
          <table:table-cell office:value-type="float" office:value="120" table:style-name="ce16">
            <text:p>1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8" table:style-name="ce15">
            <text:p>3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181818181818201" table:style-name="ce15">
            <text:p>2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5" table:style-name="ce11">
            <text:p>4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6.039867109634599" table:style-name="ce15">
            <text:p>76</text:p>
          </table:table-cell>
          <table:table-cell office:value-type="float" office:value="301" table:style-name="ce16">
            <text:p>30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8.1666666666666696" table:style-name="ce11">
            <text:p>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322580645161" table:style-name="ce15">
            <text:p>16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6.25" table:style-name="ce11">
            <text:p>1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625" table:style-name="ce15">
            <text:p>1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0.454545454545503" table:style-name="ce15">
            <text:p>5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110671936758898" table:style-name="ce15">
            <text:p>34</text:p>
          </table:table-cell>
          <table:table-cell office:value-type="float" office:value="253" table:style-name="ce16">
            <text:p>25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12</text:p>
          </table:table-cell>
          <table:table-cell office:value-type="string" table:style-name="ce10">
            <text:p>IMMUNIZZAZIONE PER ALLERG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2" table:style-name="ce11">
            <text:p>7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ardiologia</text:p>
          </table:table-cell>
          <table:table-cell office:value-type="string" table:style-name="ce10">
            <text:p>88722</text:p>
          </table:table-cell>
          <table:table-cell office:value-type="string" table:style-name="ce10">
            <text:p>ECO(COLOR)DOPPLERGRAFIA CARDIA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3636363636363598" table:style-name="ce11">
            <text:p>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8055555555555607" table:style-name="ce15">
            <text:p>10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5412844036697" table:style-name="ce15">
            <text:p>12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181818181818" table:style-name="ce15">
            <text:p>28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25" table:style-name="ce15">
            <text:p>1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958904109589" table:style-name="ce15">
            <text:p>21</text:p>
          </table:table-cell>
          <table:table-cell office:value-type="float" office:value="73" table:style-name="ce16">
            <text:p>7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8235294117647101" table:style-name="ce15">
            <text:p>6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235294117647101" table:style-name="ce15">
            <text:p>10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0833333333333304" table:style-name="ce11">
            <text:p>7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882352941176499" table:style-name="ce15">
            <text:p>12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616" table:style-name="ce15">
            <text:p>18</text:p>
          </table:table-cell>
          <table:table-cell office:value-type="float" office:value="125" table:style-name="ce16">
            <text:p>1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4</text:p>
          </table:table-cell>
          <table:table-cell office:value-type="string" table:style-name="ce10">
            <text:p>ECO(COLOR)DOPPLERGRAFIA CARDIACA TRANSESOFAG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.4" table:style-name="ce15">
            <text:p>4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157894736842103" table:style-name="ce15">
            <text:p>62</text:p>
          </table:table-cell>
          <table:table-cell office:value-type="float" office:value="95" table:style-name="ce16">
            <text:p>9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3</text:p>
          </table:table-cell>
          <table:table-cell office:value-type="string" table:style-name="ce10">
            <text:p>VISITA CARDI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3333333333333" table:style-name="ce15">
            <text:p>1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932203389831" table:style-name="ce15">
            <text:p>15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4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365853658536601" table:style-name="ce15">
            <text:p>25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3.3333333333333" table:style-name="ce11">
            <text:p>4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" table:style-name="ce15">
            <text:p>3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733333333333299" table:style-name="ce15">
            <text:p>36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8.6666666666667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28" table:style-name="ce15">
            <text:p>69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59649122806999" table:style-name="ce15">
            <text:p>15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4583333333333" table:style-name="ce15">
            <text:p>25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3</text:p>
          </table:table-cell>
          <table:table-cell office:value-type="string" table:style-name="ce10">
            <text:p>TEST CARDIOVASCOLARE DA SFORZO CON CICLOERGOMET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347826086956498" table:style-name="ce15">
            <text:p>17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2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7058823529411793" table:style-name="ce15">
            <text:p>9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4761904761904798" table:style-name="ce15">
            <text:p>9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81</text:p>
          </table:table-cell>
          <table:table-cell office:value-type="string" table:style-name="ce10">
            <text:p>CONTROLLO / PROGRAMMAZIONE DI PACE-MAKER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2.61878453038702" table:style-name="ce11">
            <text:p>263</text:p>
          </table:table-cell>
          <table:table-cell office:value-type="float" office:value="181" table:style-name="ce12">
            <text:p>18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0</text:p>
          </table:table-cell>
          <table:table-cell office:value-type="string" table:style-name="ce10">
            <text:p>ELETTROCARDIOGRAMMA DINAM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" table:style-name="ce15">
            <text:p>4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6666666666667" table:style-name="ce15">
            <text:p>32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4761904761904798" table:style-name="ce15">
            <text:p>4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1666666666666696" table:style-name="ce15">
            <text:p>5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7777777777777803" table:style-name="ce15">
            <text:p>7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2</text:p>
          </table:table-cell>
          <table:table-cell office:value-type="string" table:style-name="ce10">
            <text:p>ELETTROCARDI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9.6538461538461497" table:style-name="ce11">
            <text:p>10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476190476190499" table:style-name="ce15">
            <text:p>12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7257525083612" table:style-name="ce15">
            <text:p>17</text:p>
          </table:table-cell>
          <table:table-cell office:value-type="float" office:value="299" table:style-name="ce16">
            <text:p>29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5.7333333333333298" table:style-name="ce11">
            <text:p>6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880952380952401" table:style-name="ce15">
            <text:p>19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989247311828" table:style-name="ce15">
            <text:p>23</text:p>
          </table:table-cell>
          <table:table-cell office:value-type="float" office:value="186" table:style-name="ce16">
            <text:p>18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285714285714301" table:style-name="ce15">
            <text:p>1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231707317073202" table:style-name="ce15">
            <text:p>30</text:p>
          </table:table-cell>
          <table:table-cell office:value-type="float" office:value="82" table:style-name="ce16">
            <text:p>8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.25" table:style-name="ce11">
            <text:p>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2777777777777803" table:style-name="ce15">
            <text:p>4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4375" table:style-name="ce15">
            <text:p>3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066666666666698" table:style-name="ce15">
            <text:p>35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377358490565996" table:style-name="ce15">
            <text:p>67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71428571428571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0.3333333333333" table:style-name="ce15">
            <text:p>40</text:p>
          </table:table-cell>
          <table:table-cell office:value-type="float" office:value="39" table:style-name="ce16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799999999999997" table:style-name="ce15">
            <text:p>34</text:p>
          </table:table-cell>
          <table:table-cell office:value-type="float" office:value="155" table:style-name="ce16">
            <text:p>15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2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4" table:style-name="ce11">
            <text:p>8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26315789473699" table:style-name="ce15">
            <text:p>13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5794392523364" table:style-name="ce15">
            <text:p>20</text:p>
          </table:table-cell>
          <table:table-cell office:value-type="float" office:value="107" table:style-name="ce16">
            <text:p>10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.8" table:style-name="ce11">
            <text:p>2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3</text:p>
          </table:table-cell>
          <table:table-cell office:value-type="string" table:style-name="ce10">
            <text:p>PRMA VISITA CARD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.1818181818181799" table:style-name="ce11">
            <text:p>8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6551724137930997" table:style-name="ce15">
            <text:p>10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4" table:style-name="ce15">
            <text:p>14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4.9285714285714297" table:style-name="ce11">
            <text:p>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1666666666667" table:style-name="ce15">
            <text:p>22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6" table:style-name="ce15">
            <text:p>28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4.4000000000000004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125" table:style-name="ce15">
            <text:p>7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125" table:style-name="ce15">
            <text:p>23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5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5" table:style-name="ce15">
            <text:p>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1666666666666701" table:style-name="ce15">
            <text:p>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4.7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8.5" table:style-name="ce15">
            <text:p>39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5" table:style-name="ce15">
            <text:p>68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4444444444444402" table:style-name="ce11">
            <text:p>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333333333333304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625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3125" table:style-name="ce11">
            <text:p>8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0952380952381" table:style-name="ce15">
            <text:p>11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365853658536601" table:style-name="ce15">
            <text:p>22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generale</text:p>
          </table:table-cell>
          <table:table-cell office:value-type="string" table:style-name="ce10">
            <text:p>3859</text:p>
          </table:table-cell>
          <table:table-cell office:value-type="string" table:style-name="ce10">
            <text:p>LEGATURA E STRIPPING DI VENE VARICOSE DELL'ARTO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31</text:p>
          </table:table-cell>
          <table:table-cell office:value-type="string" table:style-name="ce10">
            <text:p>ENTEROSCOPIA CON MICROCAMERA INGERIBILE [VCE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75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5" table:style-name="ce15">
            <text:p>5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56" table:style-name="ce15">
            <text:p>58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0.6666666666667" table:style-name="ce15">
            <text:p>8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654545454545499" table:style-name="ce15">
            <text:p>68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3.714285714285694" table:style-name="ce11">
            <text:p>8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21</text:p>
          </table:table-cell>
          <table:table-cell office:value-type="string" table:style-name="ce10">
            <text:p>AN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4.5" table:style-name="ce11">
            <text:p>4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" table:style-name="ce15">
            <text:p>3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945</text:p>
          </table:table-cell>
          <table:table-cell office:value-type="string" table:style-name="ce10">
            <text:p>LEGATURA DELLE EMORROID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3" table:style-name="ce11">
            <text:p>6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40</text:p>
          </table:table-cell>
          <table:table-cell office:value-type="string" table:style-name="ce10">
            <text:p>CIRCONCIS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5454545454545503" table:style-name="ce11">
            <text:p>10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23</text:p>
          </table:table-cell>
          <table:table-cell office:value-type="string" table:style-name="ce10">
            <text:p>RIMOZIONE DI UNGHIA, MATRICE UNGUEALE O PLICA UNGUE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0.5" table:style-name="ce11">
            <text:p>8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6" table:style-name="ce15">
            <text:p>45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4.555555555556" table:style-name="ce11">
            <text:p>105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380952380952401" table:style-name="ce15">
            <text:p>36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7.263157894736807" table:style-name="ce15">
            <text:p>87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2</text:p>
          </table:table-cell>
          <table:table-cell office:value-type="string" table:style-name="ce10">
            <text:p>VISITA ANGI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4</text:p>
          </table:table-cell>
          <table:table-cell office:value-type="string" table:style-name="ce10">
            <text:p>VISITA CHIRUR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5" table:style-name="ce15">
            <text:p>23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1" table:style-name="ce15">
            <text:p>12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1.314285714286" table:style-name="ce15">
            <text:p>101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6</text:p>
          </table:table-cell>
          <table:table-cell office:value-type="string" table:style-name="ce10">
            <text:p>VISITA CHIRURGICA VASCOL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8" table:style-name="ce15">
            <text:p>1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628571428571405" table:style-name="ce15">
            <text:p>65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1.727272727272705" table:style-name="ce11">
            <text:p>72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714285714285699" table:style-name="ce11">
            <text:p>1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75" table:style-name="ce15">
            <text:p>36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.357142857142897" table:style-name="ce15">
            <text:p>4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75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2258064516129" table:style-name="ce15">
            <text:p>21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125" table:style-name="ce15">
            <text:p>46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2</text:p>
          </table:table-cell>
          <table:table-cell office:value-type="string" table:style-name="ce10">
            <text:p>PRIMA VISITA ANGIOLOGIC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7368421052632" table:style-name="ce15">
            <text:p>29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4166666666667" table:style-name="ce15">
            <text:p>1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4</text:p>
          </table:table-cell>
          <table:table-cell office:value-type="string" table:style-name="ce10">
            <text:p>PRIMA VISITA CHIRURGICA GEN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2.90625" table:style-name="ce15">
            <text:p>33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1.346153846153797" table:style-name="ce15">
            <text:p>51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4" table:style-name="ce15">
            <text:p>1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2083333333333" table:style-name="ce15">
            <text:p>12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8333333333333304" table:style-name="ce15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5714285714286" table:style-name="ce11">
            <text:p>12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030303030302999" table:style-name="ce15">
            <text:p>27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069767441860499" table:style-name="ce15">
            <text:p>41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375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6</text:p>
          </table:table-cell>
          <table:table-cell office:value-type="string" table:style-name="ce10">
            <text:p>PRIMA VISITA CHIRURGICA VAS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7222222222222201" table:style-name="ce11">
            <text:p>4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" table:style-name="ce15">
            <text:p>19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85185185185199" table:style-name="ce15">
            <text:p>14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615384615384599" table:style-name="ce15">
            <text:p>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2</text:p>
          </table:table-cell>
          <table:table-cell office:value-type="string" table:style-name="ce10">
            <text:p>BENDAGGIO ALLA COLLA DI ZINCO DI COSCIA-PIED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.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3</text:p>
          </table:table-cell>
          <table:table-cell office:value-type="string" table:style-name="ce10">
            <text:p>BENDAGGIO ALLA COLLA DI ZINCO DI GAMBA-PIED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8421052631578902" table:style-name="ce11">
            <text:p>8</text:p>
          </table:table-cell>
          <table:table-cell office:value-type="float" office:value="57" table:style-name="ce12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.6521739130434803" table:style-name="ce11">
            <text:p>10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8181818181818201" table:style-name="ce11">
            <text:p>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1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maxillo facciale</text:p>
          </table:table-cell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1B</text:p>
          </table:table-cell>
          <table:table-cell office:value-type="string" table:style-name="ce10">
            <text:p>ESTRAZIONE DI RADICE RESIDU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9" table:style-name="ce11">
            <text:p>5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9B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6" table:style-name="ce11">
            <text:p>1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3.5" table:style-name="ce11">
            <text:p>12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1</text:p>
          </table:table-cell>
          <table:table-cell office:value-type="string" table:style-name="ce10">
            <text:p>TRATTAMENTO ORTODONTICO CON APPARECCHI MOBI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6.5" table:style-name="ce11">
            <text:p>15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2</text:p>
          </table:table-cell>
          <table:table-cell office:value-type="string" table:style-name="ce10">
            <text:p>TRATTAMENTO ORTODONTICO CON APPARECCHI FISS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9.5" table:style-name="ce11">
            <text:p>6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3</text:p>
          </table:table-cell>
          <table:table-cell office:value-type="string" table:style-name="ce10">
            <text:p>TRATTAMENTO ORTODONTICO CON APPARECCHI ORTOPEDICO FUN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4" table:style-name="ce11">
            <text:p>11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24</text:p>
          </table:table-cell>
          <table:table-cell office:value-type="string" table:style-name="ce10">
            <text:p>BIOPSIA DELLA BOCCA, STRUTTURA NON SPECIF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1428571428571401" table:style-name="ce11">
            <text:p>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9.763265306122406" table:style-name="ce15">
            <text:p>80</text:p>
          </table:table-cell>
          <table:table-cell office:value-type="float" office:value="245" table:style-name="ce16">
            <text:p>2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6363636363636402" table:style-name="ce15">
            <text:p>1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7222222222222201" table:style-name="ce11">
            <text:p>4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7037037037036997" table:style-name="ce15">
            <text:p>8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130841121495301" table:style-name="ce15">
            <text:p>17</text:p>
          </table:table-cell>
          <table:table-cell office:value-type="float" office:value="107" table:style-name="ce16">
            <text:p>10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8" table:style-name="ce11">
            <text:p>16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.6818181818181799" table:style-name="ce11">
            <text:p>9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hirurgia plastica</text:p>
          </table:table-cell>
          <table:table-cell office:value-type="string" table:style-name="ce10">
            <text:p>86022</text:p>
          </table:table-cell>
          <table:table-cell office:value-type="string" table:style-name="ce10">
            <text:p>INFILTRAZIONE DI CHEL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61" table:style-name="ce11">
            <text:p>6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5.25" table:style-name="ce15">
            <text:p>9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5</text:p>
          </table:table-cell>
          <table:table-cell office:value-type="string" table:style-name="ce10">
            <text:p>VISITA DI CHIRURGIA PLAST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25" table:style-name="ce15">
            <text:p>19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737777777777801" table:style-name="ce15">
            <text:p>16</text:p>
          </table:table-cell>
          <table:table-cell office:value-type="float" office:value="225" table:style-name="ce16">
            <text:p>2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5</text:p>
          </table:table-cell>
          <table:table-cell office:value-type="string" table:style-name="ce10">
            <text:p>PRIMA VISITA CHIRURGICA PLAST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44" table:style-name="ce11">
            <text:p>6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375" table:style-name="ce15">
            <text:p>12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799999999999997" table:style-name="ce15">
            <text:p>33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6153846153846199" table:style-name="ce15">
            <text:p>4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5972222222222197" table:style-name="ce11">
            <text:p>10</text:p>
          </table:table-cell>
          <table:table-cell office:value-type="float" office:value="72" table:style-name="ce12">
            <text:p>7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61" table:style-name="ce11">
            <text:p>6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75" table:style-name="ce11">
            <text:p>1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125" table:style-name="ce11">
            <text:p>1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Cure palliativ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1.04" table:style-name="ce11">
            <text:p>51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8" table:style-name="ce11">
            <text:p>3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Dermatologia</text:p>
          </table:table-cell>
          <table:table-cell office:value-type="string" table:style-name="ce10">
            <text:p>6411</text:p>
          </table:table-cell>
          <table:table-cell office:value-type="string" table:style-name="ce10">
            <text:p>BIOPSIA DEL PEN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2.3333333333333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11</text:p>
          </table:table-cell>
          <table:table-cell office:value-type="string" table:style-name="ce10">
            <text:p>BIOPSIA DELLA CUTE E DEL TESSUTO SOTTOCUTANE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433333333333302" table:style-name="ce11">
            <text:p>25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301</text:p>
          </table:table-cell>
          <table:table-cell office:value-type="string" table:style-name="ce10">
            <text:p>ASPORTAZIONE O DEMOLIZIONE LOCALE DI LESIONE O TESSUTO CUTANEO E SOTTOCUTANEO MEDIANTE CRI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266666666666701" table:style-name="ce11">
            <text:p>29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64.6666666666667" table:style-name="ce11">
            <text:p>6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3" table:style-name="ce11">
            <text:p>8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9.6" table:style-name="ce11">
            <text:p>40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64</text:p>
          </table:table-cell>
          <table:table-cell office:value-type="string" table:style-name="ce10">
            <text:p>ASPORTAZIONE RADICALE DI LESIONE DELLA CUT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6.3333333333333" table:style-name="ce11">
            <text:p>3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1139896373057" table:style-name="ce15">
            <text:p>36</text:p>
          </table:table-cell>
          <table:table-cell office:value-type="float" office:value="193" table:style-name="ce16">
            <text:p>19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7</text:p>
          </table:table-cell>
          <table:table-cell office:value-type="string" table:style-name="ce10">
            <text:p>VISITA DERMATOLOGICA/ALLERG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6666666666667" table:style-name="ce15">
            <text:p>4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246376811594203" table:style-name="ce15">
            <text:p>42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" table:style-name="ce15">
            <text:p>2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.068965517241395" table:style-name="ce15">
            <text:p>65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45" table:style-name="ce11">
            <text:p>4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.2" table:style-name="ce15">
            <text:p>4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756756756756801" table:style-name="ce15">
            <text:p>44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54.3333333333333" table:style-name="ce11">
            <text:p>5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1034482758621" table:style-name="ce15">
            <text:p>39</text:p>
          </table:table-cell>
          <table:table-cell office:value-type="float" office:value="58" table:style-name="ce16">
            <text:p>5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6666666666667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272727272727298" table:style-name="ce15">
            <text:p>29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60.130434782608702" table:style-name="ce11">
            <text:p>60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7" table:style-name="ce11">
            <text:p>3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428571428571399" table:style-name="ce15">
            <text:p>26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625730994152001" table:style-name="ce15">
            <text:p>37</text:p>
          </table:table-cell>
          <table:table-cell office:value-type="float" office:value="342" table:style-name="ce16">
            <text:p>3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7</text:p>
          </table:table-cell>
          <table:table-cell office:value-type="string" table:style-name="ce10">
            <text:p>PRIMA VISITA DERMA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3" table:style-name="ce11">
            <text:p>13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538461538461501" table:style-name="ce15">
            <text:p>24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929203539823" table:style-name="ce15">
            <text:p>45</text:p>
          </table:table-cell>
          <table:table-cell office:value-type="float" office:value="113" table:style-name="ce16">
            <text:p>1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539682539682499" table:style-name="ce15">
            <text:p>28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840000000000003" table:style-name="ce15">
            <text:p>33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4.3846153846153904" table:style-name="ce11">
            <text:p>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9677419354839" table:style-name="ce15">
            <text:p>30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095238095238102" table:style-name="ce15">
            <text:p>46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580645161290299" table:style-name="ce15">
            <text:p>32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848484848484802" table:style-name="ce15">
            <text:p>21</text:p>
          </table:table-cell>
          <table:table-cell office:value-type="float" office:value="99" table:style-name="ce16">
            <text:p>9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210526315789499" table:style-name="ce15">
            <text:p>11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341463414634099" table:style-name="ce15">
            <text:p>23</text:p>
          </table:table-cell>
          <table:table-cell office:value-type="float" office:value="123" table:style-name="ce16">
            <text:p>1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125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74" table:style-name="ce15">
            <text:p>24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857142857142897" table:style-name="ce15">
            <text:p>35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92592592592593" table:style-name="ce11">
            <text:p>8</text:p>
          </table:table-cell>
          <table:table-cell office:value-type="float" office:value="81" table:style-name="ce12">
            <text:p>8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.0387596899225" table:style-name="ce15">
            <text:p>20</text:p>
          </table:table-cell>
          <table:table-cell office:value-type="float" office:value="258" table:style-name="ce16">
            <text:p>25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022222222222" table:style-name="ce15">
            <text:p>20</text:p>
          </table:table-cell>
          <table:table-cell office:value-type="float" office:value="225" table:style-name="ce16">
            <text:p>2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238095238095202" table:style-name="ce15">
            <text:p>3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5</text:p>
          </table:table-cell>
          <table:table-cell office:value-type="string" table:style-name="ce10">
            <text:p>TEST EPICUTANEI A LETTURA RITARDATA [PATCH TEST] (fino a 20 allergeni) (per singolo allergene)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4.874345549738202" table:style-name="ce11">
            <text:p>25</text:p>
          </table:table-cell>
          <table:table-cell office:value-type="float" office:value="955" table:style-name="ce12">
            <text:p>9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8" table:style-name="ce11">
            <text:p>3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297029702970299" table:style-name="ce15">
            <text:p>31</text:p>
          </table:table-cell>
          <table:table-cell office:value-type="float" office:value="202" table:style-name="ce16">
            <text:p>20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03" table:style-name="ce11">
            <text:p>20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5833333333333" table:style-name="ce11">
            <text:p>2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1.5" table:style-name="ce11">
            <text:p>42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141</text:p>
          </table:table-cell>
          <table:table-cell office:value-type="string" table:style-name="ce10">
            <text:p>INFUSIONE DI IMMUNOGLOBULINE ENDOVEN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8" table:style-name="ce11">
            <text:p>9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7.5" table:style-name="ce11">
            <text:p>6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82</text:p>
          </table:table-cell>
          <table:table-cell office:value-type="string" table:style-name="ce10">
            <text:p>TERAPIA A LUCE ULTRAVIOLET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.6666666666666701" table:style-name="ce11">
            <text:p>4</text:p>
          </table:table-cell>
          <table:table-cell office:value-type="float" office:value="72" table:style-name="ce12">
            <text:p>7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astroenterologia</text:p>
          </table:table-cell>
          <table:table-cell office:value-type="string" table:style-name="ce10">
            <text:p>4311</text:p>
          </table:table-cell>
          <table:table-cell office:value-type="string" table:style-name="ce10">
            <text:p>GASTROSTOMIA PERCUTANEA ENDOSCOPICA PEG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16</text:p>
          </table:table-cell>
          <table:table-cell office:value-type="string" table:style-name="ce10">
            <text:p>ESOFAGOGASTRODUODENOSCOPIA [EGD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285714285714301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676470588235301" table:style-name="ce15">
            <text:p>27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6666666666667" table:style-name="ce15">
            <text:p>81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31</text:p>
          </table:table-cell>
          <table:table-cell office:value-type="string" table:style-name="ce10">
            <text:p>COLONSCOPIA - ILEOSCOP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8" table:style-name="ce11">
            <text:p>9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25</text:p>
          </table:table-cell>
          <table:table-cell office:value-type="string" table:style-name="ce10">
            <text:p>COLONSCOPIA CON ENDOSCOPIO FLESSIBILE.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" table:style-name="ce15">
            <text:p>13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1388888888889" table:style-name="ce11">
            <text:p>10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1111111111111" table:style-name="ce15">
            <text:p>24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4" table:style-name="ce15">
            <text:p>57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1428571428571397" table:style-name="ce15">
            <text:p>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542</text:p>
          </table:table-cell>
          <table:table-cell office:value-type="string" table:style-name="ce10">
            <text:p>POLIPECTOMIA ENDOSCOPICA <text:s/>DELL' INTESTINO CRASS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6851</text:p>
          </table:table-cell>
          <table:table-cell office:value-type="string" table:style-name="ce10">
            <text:p>DILATAZIONE DELL'INTESTI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4824</text:p>
          </table:table-cell>
          <table:table-cell office:value-type="string" table:style-name="ce10">
            <text:p>RETTOSIGMOIDOSCOPIA CON ENDOSCOPIO FLESSIBI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17647058823501" table:style-name="ce15">
            <text:p>22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3" table:style-name="ce15">
            <text:p>1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3000000000000007" table:style-name="ce11">
            <text:p>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884615384615399" table:style-name="ce15">
            <text:p>13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272727272727298" table:style-name="ce15">
            <text:p>19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3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6" table:style-name="ce15">
            <text:p>1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57894736842099" table:style-name="ce15">
            <text:p>16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6.5555555555556" table:style-name="ce11">
            <text:p>2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Ger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.737288135593197" table:style-name="ce15">
            <text:p>60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5.8" table:style-name="ce11">
            <text:p>106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1.7777777777778" table:style-name="ce15">
            <text:p>62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0.20576131687201" table:style-name="ce15">
            <text:p>160</text:p>
          </table:table-cell>
          <table:table-cell office:value-type="float" office:value="243" table:style-name="ce16">
            <text:p>2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4" table:style-name="ce11">
            <text:p>8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76470588235301" table:style-name="ce15">
            <text:p>32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012195121951201" table:style-name="ce15">
            <text:p>47</text:p>
          </table:table-cell>
          <table:table-cell office:value-type="float" office:value="82" table:style-name="ce16">
            <text:p>8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8.283185840708001" table:style-name="ce15">
            <text:p>28</text:p>
          </table:table-cell>
          <table:table-cell office:value-type="float" office:value="113" table:style-name="ce16">
            <text:p>1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6.514285714285705" table:style-name="ce15">
            <text:p>77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6" table:style-name="ce11">
            <text:p>1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.6086956521739" table:style-name="ce15">
            <text:p>44</text:p>
          </table:table-cell>
          <table:table-cell office:value-type="float" office:value="92" table:style-name="ce16">
            <text:p>9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2.4" table:style-name="ce15">
            <text:p>82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9" table:style-name="ce15">
            <text:p>1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endocrine,del ricambio e della nutrizione</text:p>
          </table:table-cell>
          <table:table-cell office:value-type="string" table:style-name="ce10">
            <text:p>8622</text:p>
          </table:table-cell>
          <table:table-cell office:value-type="string" table:style-name="ce10">
            <text:p>RIMOZIONE ASPORTATIVA DI FERITA, INFEZIONE O USTION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2.7272727272727" table:style-name="ce11">
            <text:p>1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5.6666666666667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6051502145923" table:style-name="ce15">
            <text:p>31</text:p>
          </table:table-cell>
          <table:table-cell office:value-type="float" office:value="466" table:style-name="ce16">
            <text:p>46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0" table:style-name="ce11">
            <text:p>4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3.96511627907" table:style-name="ce15">
            <text:p>134</text:p>
          </table:table-cell>
          <table:table-cell office:value-type="float" office:value="86" table:style-name="ce16">
            <text:p>8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9.399999999999999" table:style-name="ce11">
            <text:p>19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666666666667" table:style-name="ce15">
            <text:p>1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2.579710144927503" table:style-name="ce15">
            <text:p>53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3.2222222222222" table:style-name="ce11">
            <text:p>23</text:p>
          </table:table-cell>
          <table:table-cell office:value-type="float" office:value="135" table:style-name="ce12">
            <text:p>13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17.5" table:style-name="ce11">
            <text:p>1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8.634615384615" table:style-name="ce15">
            <text:p>119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0.69999999999999" table:style-name="ce15">
            <text:p>151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07" table:style-name="ce11">
            <text:p>10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9.32532051282101" table:style-name="ce15">
            <text:p>149</text:p>
          </table:table-cell>
          <table:table-cell office:value-type="float" office:value="624" table:style-name="ce16">
            <text:p>6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591</text:p>
          </table:table-cell>
          <table:table-cell office:value-type="string" table:style-name="ce10">
            <text:p>TEST <text:s/>CARDIOVASCOLARI PER VALUTAZIONE DI NEUROPATIA AUTONOM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2.235294117647" table:style-name="ce11">
            <text:p>102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41.5" table:style-name="ce11">
            <text:p>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3.28571428571429" table:style-name="ce11">
            <text:p>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101449275362299" table:style-name="ce15">
            <text:p>22</text:p>
          </table:table-cell>
          <table:table-cell office:value-type="float" office:value="69" table:style-name="ce16">
            <text:p>6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285714285714299" table:style-name="ce15">
            <text:p>38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1.8333333333333" table:style-name="ce15">
            <text:p>1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7.6666666666666696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" table:style-name="ce15">
            <text:p>3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3333333333333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85714285714299" table:style-name="ce15">
            <text:p>22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" table:style-name="ce15">
            <text:p>2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5.3333333333333" table:style-name="ce11">
            <text:p>3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714285714286" table:style-name="ce15">
            <text:p>13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36363636363601" table:style-name="ce15">
            <text:p>28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3913043478260896" table:style-name="ce11">
            <text:p>5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2.4509803921569" table:style-name="ce15">
            <text:p>52</text:p>
          </table:table-cell>
          <table:table-cell office:value-type="float" office:value="51" table:style-name="ce16">
            <text:p>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0.28125" table:style-name="ce15">
            <text:p>80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4" table:style-name="ce15">
            <text:p>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1</text:p>
          </table:table-cell>
          <table:table-cell office:value-type="string" table:style-name="ce10">
            <text:p>PRELIEVO DI SANGUE CAPILLARE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44.657894736842" table:style-name="ce11">
            <text:p>145</text:p>
          </table:table-cell>
          <table:table-cell office:value-type="float" office:value="38" table:style-name="ce12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3.5" table:style-name="ce11">
            <text:p>7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2.5714285714286" table:style-name="ce11">
            <text:p>1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1.7434554973822" table:style-name="ce11">
            <text:p>32</text:p>
          </table:table-cell>
          <table:table-cell office:value-type="float" office:value="382" table:style-name="ce12">
            <text:p>38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46.02816901408499" table:style-name="ce11">
            <text:p>146</text:p>
          </table:table-cell>
          <table:table-cell office:value-type="float" office:value="71" table:style-name="ce12">
            <text:p>7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60.725000000000001" table:style-name="ce11">
            <text:p>61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30.75" table:style-name="ce11">
            <text:p>131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20.371980676329" table:style-name="ce11">
            <text:p>120</text:p>
          </table:table-cell>
          <table:table-cell office:value-type="float" office:value="218" table:style-name="ce12">
            <text:p>2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2.461538461538501" table:style-name="ce11">
            <text:p>12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alattie infettive e tropicali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668478260869598" table:style-name="ce15">
            <text:p>33</text:p>
          </table:table-cell>
          <table:table-cell office:value-type="float" office:value="184" table:style-name="ce16">
            <text:p>18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8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8000000000000007" table:style-name="ce15">
            <text:p>1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2</text:p>
          </table:table-cell>
          <table:table-cell office:value-type="string" table:style-name="ce10">
            <text:p>PRELIEVO DI SANGUE VENOS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generale</text:p>
          </table:table-cell>
          <table:table-cell office:value-type="string" table:style-name="ce10">
            <text:p>38221</text:p>
          </table:table-cell>
          <table:table-cell office:value-type="string" table:style-name="ce10">
            <text:p>CAPILLAROSCOPIA CON VIDEOREGISTR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7" table:style-name="ce15">
            <text:p>8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3.666666666667" table:style-name="ce11">
            <text:p>10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6.177777777777798" table:style-name="ce11">
            <text:p>56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4" table:style-name="ce15">
            <text:p>3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1.422857142857" table:style-name="ce15">
            <text:p>101</text:p>
          </table:table-cell>
          <table:table-cell office:value-type="float" office:value="175" table:style-name="ce16">
            <text:p>17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4.028571428571396" table:style-name="ce15">
            <text:p>94</text:p>
          </table:table-cell>
          <table:table-cell office:value-type="float" office:value="105" table:style-name="ce16">
            <text:p>10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6.371428571428602" table:style-name="ce11">
            <text:p>36</text:p>
          </table:table-cell>
          <table:table-cell office:value-type="float" office:value="35" table:style-name="ce12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11</text:p>
          </table:table-cell>
          <table:table-cell office:value-type="string" table:style-name="ce10">
            <text:p>MONITORAGGIO CONTINUO [24 Ore] DELLA PRESSIONE ARTERIOS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4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675675675675699" table:style-name="ce15">
            <text:p>19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8.492063492063494" table:style-name="ce15">
            <text:p>68</text:p>
          </table:table-cell>
          <table:table-cell office:value-type="float" office:value="63" table:style-name="ce16">
            <text:p>6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4.6666666666667" table:style-name="ce11">
            <text:p>8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666666666667" table:style-name="ce15">
            <text:p>3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9375" table:style-name="ce15">
            <text:p>22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6363636363636402" table:style-name="ce11">
            <text:p>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1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105263157894701" table:style-name="ce15">
            <text:p>16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4.2222222222222" table:style-name="ce11">
            <text:p>3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647887323943699" table:style-name="ce15">
            <text:p>27</text:p>
          </table:table-cell>
          <table:table-cell office:value-type="float" office:value="71" table:style-name="ce16">
            <text:p>7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7" table:style-name="ce15">
            <text:p>46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3.870689655172399" table:style-name="ce11">
            <text:p>24</text:p>
          </table:table-cell>
          <table:table-cell office:value-type="float" office:value="116" table:style-name="ce12">
            <text:p>11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Medicina nucleare</text:p>
          </table:table-cell>
          <table:table-cell office:value-type="string" table:style-name="ce10">
            <text:p>8901A</text:p>
          </table:table-cell>
          <table:table-cell office:value-type="string" table:style-name="ce10">
            <text:p>VISITA DI MEDICINA NUCLEARE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9.884615384615401" table:style-name="ce11">
            <text:p>60</text:p>
          </table:table-cell>
          <table:table-cell office:value-type="float" office:value="78" table:style-name="ce12">
            <text:p>7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3</text:p>
          </table:table-cell>
          <table:table-cell office:value-type="string" table:style-name="ce10">
            <text:p>PRIMA VISITA DI MEDICINA NUCLE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5" table:style-name="ce11">
            <text:p>1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2</text:p>
          </table:table-cell>
          <table:table-cell office:value-type="string" table:style-name="ce10">
            <text:p>SCINTIGRAFIA TIROIDEA CON CAPTAZIONE, CON O SENZA PROVE FARMACOLOG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3</text:p>
          </table:table-cell>
          <table:table-cell office:value-type="string" table:style-name="ce10">
            <text:p>SCINTIGRAFIA TIROID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6.1875" table:style-name="ce11">
            <text:p>1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14</text:p>
          </table:table-cell>
          <table:table-cell office:value-type="string" table:style-name="ce10">
            <text:p>SCINTIGRAFIA TIROIDEA CON INDICATORI POS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1</text:p>
          </table:table-cell>
          <table:table-cell office:value-type="string" table:style-name="ce10">
            <text:p>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6666666666667" table:style-name="ce15">
            <text:p>3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3</text:p>
          </table:table-cell>
          <table:table-cell office:value-type="string" table:style-name="ce10">
            <text:p>SCINTIGRAFIA SEQUENZIALE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615384615384601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035</text:p>
          </table:table-cell>
          <table:table-cell office:value-type="string" table:style-name="ce10">
            <text:p>TOMOSCINTIGRAFIA RE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.925925925925901" table:style-name="ce11">
            <text:p>14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5</text:p>
          </table:table-cell>
          <table:table-cell office:value-type="string" table:style-name="ce10">
            <text:p>TOMOSCINTIGRAFIA <text:s/>CEREBRALE (S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" table:style-name="ce15">
            <text:p>11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16</text:p>
          </table:table-cell>
          <table:table-cell office:value-type="string" table:style-name="ce10">
            <text:p>TOMOSCINTIGRAFIA <text:s/>CEREBRALE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9166666666667" table:style-name="ce15">
            <text:p>29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3</text:p>
          </table:table-cell>
          <table:table-cell office:value-type="string" table:style-name="ce10">
            <text:p>SCINTIGRAFIA DELLE PARATIROID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51</text:p>
          </table:table-cell>
          <table:table-cell office:value-type="string" table:style-name="ce10">
            <text:p>SCINTIGRAFIA POLMONARE PERFUSIO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2</text:p>
          </table:table-cell>
          <table:table-cell office:value-type="string" table:style-name="ce10">
            <text:p>SCINTIGRAFIA OSSEA O 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0757575757575797" table:style-name="ce15">
            <text:p>9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5</text:p>
          </table:table-cell>
          <table:table-cell office:value-type="string" table:style-name="ce10">
            <text:p>SCINTIGRAFIA GLOBALE CORPOREA CON TRACCIANTI IMMUNOLOGICI E RECETT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86</text:p>
          </table:table-cell>
          <table:table-cell office:value-type="string" table:style-name="ce10">
            <text:p>TOMOSCINTIGRAFIA GLOBALE CORPOREA (PET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.2" table:style-name="ce11">
            <text:p>1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5" table:style-name="ce15">
            <text:p>2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440677966101703" table:style-name="ce15">
            <text:p>47</text:p>
          </table:table-cell>
          <table:table-cell office:value-type="float" office:value="118" table:style-name="ce16">
            <text:p>1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1</text:p>
          </table:table-cell>
          <table:table-cell office:value-type="string" table:style-name="ce10">
            <text:p>SCINTIGRAFIA SURRENALICA CORTIC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196</text:p>
          </table:table-cell>
          <table:table-cell office:value-type="string" table:style-name="ce10">
            <text:p>SCINTIGRAFIA SEGMENTARIA DOPO SCINTIGRAFIA TOTAL BODY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.545454545454501" table:style-name="ce11">
            <text:p>12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1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82</text:p>
          </table:table-cell>
          <table:table-cell office:value-type="string" table:style-name="ce10">
            <text:p>TERAPIA DEGLI IPERTIROIDISM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2</text:p>
          </table:table-cell>
          <table:table-cell office:value-type="string" table:style-name="ce10">
            <text:p>INDIVIDUAZIONE DEL VOLUME BERSAGLIO E SIMULAZION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4</text:p>
          </table:table-cell>
          <table:table-cell office:value-type="string" table:style-name="ce10">
            <text:p>STUDIO FISICO-DOSIMETR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2296</text:p>
          </table:table-cell>
          <table:table-cell office:value-type="string" table:style-name="ce10">
            <text:p>DOSIMETRIA IN V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6666666666667" table:style-name="ce11">
            <text:p>3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frologia</text:p>
          </table:table-cell>
          <table:table-cell office:value-type="string" table:style-name="ce10">
            <text:p>8901B</text:p>
          </table:table-cell>
          <table:table-cell office:value-type="string" table:style-name="ce10">
            <text:p>VISITA NEFROLOGICA DI CONTROLL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64" table:style-name="ce11">
            <text:p>11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2" table:style-name="ce15">
            <text:p>30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544973544973502" table:style-name="ce15">
            <text:p>40</text:p>
          </table:table-cell>
          <table:table-cell office:value-type="float" office:value="189" table:style-name="ce16">
            <text:p>18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4</text:p>
          </table:table-cell>
          <table:table-cell office:value-type="string" table:style-name="ce10">
            <text:p>PRIMA VISITA NEFROLOGIC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9" table:style-name="ce11">
            <text:p>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.2777777777778" table:style-name="ce15">
            <text:p>43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517241379310299" table:style-name="ce15">
            <text:p>44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2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onatologia</text:p>
          </table:table-cell>
          <table:table-cell office:value-type="string" table:style-name="ce10">
            <text:p>88711</text:p>
          </table:table-cell>
          <table:table-cell office:value-type="string" table:style-name="ce10">
            <text:p>ECOENCEFAL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625" table:style-name="ce11">
            <text:p>1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75" table:style-name="ce11">
            <text:p>1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65625" table:style-name="ce11">
            <text:p>7</text:p>
          </table:table-cell>
          <table:table-cell office:value-type="float" office:value="32" table:style-name="ce12">
            <text:p>3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4166666666667" table:style-name="ce11">
            <text:p>17</text:p>
          </table:table-cell>
          <table:table-cell office:value-type="float" office:value="36" table:style-name="ce12">
            <text:p>36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chirurgia</text:p>
          </table:table-cell>
          <table:table-cell office:value-type="string" table:style-name="ce10">
            <text:p>0443</text:p>
          </table:table-cell>
          <table:table-cell office:value-type="string" table:style-name="ce10">
            <text:p>LIBERAZIONE DEL TUNNEL CARP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.3333333333333" table:style-name="ce11">
            <text:p>2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5" table:style-name="ce11">
            <text:p>2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7.1" table:style-name="ce15">
            <text:p>3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885245901639301" table:style-name="ce15">
            <text:p>48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6590909090909101" table:style-name="ce11">
            <text:p>8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7118644067797" table:style-name="ce15">
            <text:p>19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0769230769231" table:style-name="ce15">
            <text:p>15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99</text:p>
          </table:table-cell>
          <table:table-cell office:value-type="string" table:style-name="ce10">
            <text:p>INIEZIONE DI TOSSINA BOTULIN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3.759493670886" table:style-name="ce11">
            <text:p>154</text:p>
          </table:table-cell>
          <table:table-cell office:value-type="float" office:value="158" table:style-name="ce12">
            <text:p>15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Neurolog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9" table:style-name="ce11">
            <text:p>18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4.1666666666667" table:style-name="ce11">
            <text:p>94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</text:p>
          </table:table-cell>
          <table:table-cell office:value-type="string" table:style-name="ce10">
            <text:p>PRIMA VISITA NEUROLOGICA [NEUROCHIRURGIC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5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8888888888889" table:style-name="ce15">
            <text:p>2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4" table:style-name="ce15">
            <text:p>15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9.616161616161602" table:style-name="ce15">
            <text:p>20</text:p>
          </table:table-cell>
          <table:table-cell office:value-type="float" office:value="99" table:style-name="ce16">
            <text:p>9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464285714285701" table:style-name="ce15">
            <text:p>53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4.629629629629598" table:style-name="ce11">
            <text:p>35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5.357142857142897" table:style-name="ce15">
            <text:p>45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4.25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338461538461502" table:style-name="ce15">
            <text:p>25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.72" table:style-name="ce15">
            <text:p>35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2631578947368398" table:style-name="ce11">
            <text:p>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5833333333333" table:style-name="ce15">
            <text:p>11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5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5.7419354838709697" table:style-name="ce11">
            <text:p>6</text:p>
          </table:table-cell>
          <table:table-cell office:value-type="float" office:value="31" table:style-name="ce12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5.7426900584795" table:style-name="ce15">
            <text:p>26</text:p>
          </table:table-cell>
          <table:table-cell office:value-type="float" office:value="171" table:style-name="ce16">
            <text:p>17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393939393939402" table:style-name="ce15">
            <text:p>27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8333333333333304" table:style-name="ce15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31</text:p>
          </table:table-cell>
          <table:table-cell office:value-type="string" table:style-name="ce10">
            <text:p>VISITA NE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1.642857142857103" table:style-name="ce15">
            <text:p>4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7.363636363636399" table:style-name="ce11">
            <text:p>27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.538461538461505" table:style-name="ce15">
            <text:p>82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5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1.727272727273" table:style-name="ce15">
            <text:p>102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4" table:style-name="ce11">
            <text:p>3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727272727272702" table:style-name="ce15">
            <text:p>24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2372881355932" table:style-name="ce15">
            <text:p>25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6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.714285714285701" table:style-name="ce15">
            <text:p>2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294117647058798" table:style-name="ce15">
            <text:p>38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</text:p>
          </table:table-cell>
          <table:table-cell office:value-type="string" table:style-name="ce10">
            <text:p>ELETTROENCEFALOGRAMM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484848484848499" table:style-name="ce15">
            <text:p>18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772727272727298" table:style-name="ce15">
            <text:p>26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42</text:p>
          </table:table-cell>
          <table:table-cell office:value-type="string" table:style-name="ce10">
            <text:p>ELETTROENCEFALOGRAMMA CON PRIVAZIONE DEL SONN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3</text:p>
          </table:table-cell>
          <table:table-cell office:value-type="string" table:style-name="ce10">
            <text:p>POTENZIALI EVOCATI MOTOR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4</text:p>
          </table:table-cell>
          <table:table-cell office:value-type="string" table:style-name="ce10">
            <text:p>POTENZIALI EVOCATI SOMATO-SENS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3333333333333304" table:style-name="ce15">
            <text:p>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1</text:p>
          </table:table-cell>
          <table:table-cell office:value-type="string" table:style-name="ce10">
            <text:p>ELETTROMIOGRAFIA SEMPLICE [EMG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3.9375" table:style-name="ce11">
            <text:p>24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209302325581397" table:style-name="ce15">
            <text:p>46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3</text:p>
          </table:table-cell>
          <table:table-cell office:value-type="string" table:style-name="ce10">
            <text:p>ELETTROMIOGRAFIA DI UNITA'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7" table:style-name="ce11">
            <text:p>6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5</text:p>
          </table:table-cell>
          <table:table-cell office:value-type="string" table:style-name="ce10">
            <text:p>RISPOSTE RIFLESS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4.375" table:style-name="ce11">
            <text:p>2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6.5" table:style-name="ce15">
            <text:p>57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1</text:p>
          </table:table-cell>
          <table:table-cell office:value-type="string" table:style-name="ce10">
            <text:p>VELOCITA' DI CONDUZIONE NERVOSA MOT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.7272727272727" table:style-name="ce11">
            <text:p>1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073394495412799" table:style-name="ce15">
            <text:p>21</text:p>
          </table:table-cell>
          <table:table-cell office:value-type="float" office:value="109" table:style-name="ce16">
            <text:p>10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079096045197701" table:style-name="ce15">
            <text:p>29</text:p>
          </table:table-cell>
          <table:table-cell office:value-type="float" office:value="177" table:style-name="ce16">
            <text:p>17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92</text:p>
          </table:table-cell>
          <table:table-cell office:value-type="string" table:style-name="ce10">
            <text:p>VELOCITA' DI CONDUZIONE NERVOSA <text:s/>SENSITIV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.2307692307692" table:style-name="ce11">
            <text:p>11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190000000000001" table:style-name="ce15">
            <text:p>17</text:p>
          </table:table-cell>
          <table:table-cell office:value-type="float" office:value="100" table:style-name="ce16">
            <text:p>10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012987012987001" table:style-name="ce15">
            <text:p>26</text:p>
          </table:table-cell>
          <table:table-cell office:value-type="float" office:value="154" table:style-name="ce16">
            <text:p>15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4.5" table:style-name="ce11">
            <text:p>15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3.814814814814795" table:style-name="ce11">
            <text:p>84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1</text:p>
          </table:table-cell>
          <table:table-cell office:value-type="string" table:style-name="ce10">
            <text:p>SOMMINISTRAZIONE DI TEST DELLA MEMO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9" table:style-name="ce11">
            <text:p>18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99" table:style-name="ce11">
            <text:p>99</text:p>
          </table:table-cell>
          <table:table-cell office:value-type="float" office:value="55" table:style-name="ce12">
            <text:p>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22</text:p>
          </table:table-cell>
          <table:table-cell office:value-type="string" table:style-name="ce10">
            <text:p>TEST DELLA SCALA DI MEMORIA DI WECHSLER [WMS]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1</text:p>
          </table:table-cell>
          <table:table-cell office:value-type="string" table:style-name="ce10">
            <text:p>SOMMINISTRAZIONE DI TEST DELLE FUNZIONI ESECUT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59.227272727273" table:style-name="ce11">
            <text:p>159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9.816326530612201" table:style-name="ce11">
            <text:p>90</text:p>
          </table:table-cell>
          <table:table-cell office:value-type="float" office:value="49" table:style-name="ce12">
            <text:p>4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2</text:p>
          </table:table-cell>
          <table:table-cell office:value-type="string" table:style-name="ce10">
            <text:p>SOMMINISTRAZIONE DI TEST DELLE <text:s/>ABILITA' VISUO SPAZ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2.333333333333" table:style-name="ce11">
            <text:p>18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5.8" table:style-name="ce11">
            <text:p>106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2.333333333333" table:style-name="ce11">
            <text:p>18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5.8" table:style-name="ce11">
            <text:p>106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.285714285714299" table:style-name="ce11">
            <text:p>2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3</text:p>
          </table:table-cell>
          <table:table-cell office:value-type="string" table:style-name="ce10">
            <text:p>POTENZIALI EVOCATI VISIVI <text:s/>(VEP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culistica</text:p>
          </table:table-cell>
          <table:table-cell office:value-type="string" table:style-name="ce10">
            <text:p>0919</text:p>
          </table:table-cell>
          <table:table-cell office:value-type="string" table:style-name="ce10">
            <text:p>ALTRE PROCEDURE DIAGNOSTICHE SULL'APPARATO LACRIM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9.5" table:style-name="ce11">
            <text:p>10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0942</text:p>
          </table:table-cell>
          <table:table-cell office:value-type="string" table:style-name="ce10">
            <text:p>SPECILLAZIONE DEI CANALICOLI LACRIM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1991</text:p>
          </table:table-cell>
          <table:table-cell office:value-type="string" table:style-name="ce10">
            <text:p>APPLICAZIONE TERAPEUTICA DI LENTE A CONTAT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478260869565197" table:style-name="ce11">
            <text:p>32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214</text:p>
          </table:table-cell>
          <table:table-cell office:value-type="string" table:style-name="ce10">
            <text:p>IRIDECTOM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41</text:p>
          </table:table-cell>
          <table:table-cell office:value-type="string" table:style-name="ce10">
            <text:p>INTERVENTO DI CATARATTA CON O SENZA IMPIANTO DI LENTE INTRA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2.5" table:style-name="ce11">
            <text:p>113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364</text:p>
          </table:table-cell>
          <table:table-cell office:value-type="string" table:style-name="ce10">
            <text:p>CAPSULOTOMIA YAG-LASER PER CATARATTA SECOND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8" table:style-name="ce11">
            <text:p>8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34</text:p>
          </table:table-cell>
          <table:table-cell office:value-type="string" table:style-name="ce10">
            <text:p>RIPARAZIONE DI LACERAZIONE DELLA RETINA MEDIANTE FOTOCOAGULAZIONE CON ARGON (LASER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1475</text:p>
          </table:table-cell>
          <table:table-cell office:value-type="string" table:style-name="ce10">
            <text:p>INIEZIONE INTRAVITREALE DI SOSTANZE TERAPEU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061224489795901" table:style-name="ce11">
            <text:p>29</text:p>
          </table:table-cell>
          <table:table-cell office:value-type="float" office:value="49" table:style-name="ce12">
            <text:p>4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2</text:p>
          </table:table-cell>
          <table:table-cell office:value-type="string" table:style-name="ce10">
            <text:p>VALUTAZIONE ORTOT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6.6666666666667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.545454545454501" table:style-name="ce15">
            <text:p>3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76" table:style-name="ce11">
            <text:p>7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.755102040816297" table:style-name="ce15">
            <text:p>72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47" table:style-name="ce11">
            <text:p>4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1" table:style-name="ce15">
            <text:p>58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</text:p>
          </table:table-cell>
          <table:table-cell office:value-type="string" table:style-name="ce10">
            <text:p>PRIMA VISITA OCULIST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8571428571428599" table:style-name="ce11">
            <text:p>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5625" table:style-name="ce15">
            <text:p>2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730769230769198" table:style-name="ce15">
            <text:p>41</text:p>
          </table:table-cell>
          <table:table-cell office:value-type="float" office:value="182" table:style-name="ce16">
            <text:p>18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.8571428571428599" table:style-name="ce11">
            <text:p>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472972972973" table:style-name="ce15">
            <text:p>23</text:p>
          </table:table-cell>
          <table:table-cell office:value-type="float" office:value="148" table:style-name="ce16">
            <text:p>1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946564885496201" table:style-name="ce15">
            <text:p>33</text:p>
          </table:table-cell>
          <table:table-cell office:value-type="float" office:value="131" table:style-name="ce16">
            <text:p>1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05.15" table:style-name="ce11">
            <text:p>105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6.632075471698101" table:style-name="ce15">
            <text:p>87</text:p>
          </table:table-cell>
          <table:table-cell office:value-type="float" office:value="106" table:style-name="ce16">
            <text:p>10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8" table:style-name="ce15">
            <text:p>5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.5555555555555598" table:style-name="ce11">
            <text:p>7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7222222222222197" table:style-name="ce15">
            <text:p>9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040201005025" table:style-name="ce15">
            <text:p>15</text:p>
          </table:table-cell>
          <table:table-cell office:value-type="float" office:value="199" table:style-name="ce16">
            <text:p>19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27.5" table:style-name="ce11">
            <text:p>2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" table:style-name="ce15">
            <text:p>36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5" table:style-name="ce15">
            <text:p>47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.6666666666666701" table:style-name="ce11">
            <text:p>3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4838709677419" table:style-name="ce15">
            <text:p>23</text:p>
          </table:table-cell>
          <table:table-cell office:value-type="float" office:value="93" table:style-name="ce16">
            <text:p>9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946524064171101" table:style-name="ce15">
            <text:p>28</text:p>
          </table:table-cell>
          <table:table-cell office:value-type="float" office:value="187" table:style-name="ce16">
            <text:p>18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21</text:p>
          </table:table-cell>
          <table:table-cell office:value-type="string" table:style-name="ce10">
            <text:p>VISITA OCULIST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5058823529412" table:style-name="ce15">
            <text:p>40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0625" table:style-name="ce15">
            <text:p>2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35.5" table:style-name="ce11">
            <text:p>3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3.104166666667" table:style-name="ce15">
            <text:p>103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2.2" table:style-name="ce15">
            <text:p>5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279569892473098" table:style-name="ce15">
            <text:p>22</text:p>
          </table:table-cell>
          <table:table-cell office:value-type="float" office:value="93" table:style-name="ce16">
            <text:p>9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6.75" table:style-name="ce11">
            <text:p>3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2.722007722007703" table:style-name="ce15">
            <text:p>83</text:p>
          </table:table-cell>
          <table:table-cell office:value-type="float" office:value="259" table:style-name="ce16">
            <text:p>2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7" table:style-name="ce15">
            <text:p>4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061224489795897" table:style-name="ce15">
            <text:p>33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31</text:p>
          </table:table-cell>
          <table:table-cell office:value-type="string" table:style-name="ce10">
            <text:p>STUDIO DELLA TOPOGRAF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9" table:style-name="ce11">
            <text:p>1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5</text:p>
          </table:table-cell>
          <table:table-cell office:value-type="string" table:style-name="ce10">
            <text:p>STUDIO DEL CAMPO VISIV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6.3333333333333" table:style-name="ce11">
            <text:p>2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090909090909101" table:style-name="ce15">
            <text:p>2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6.6666666666667" table:style-name="ce11">
            <text:p>2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3061224489796" table:style-name="ce15">
            <text:p>35</text:p>
          </table:table-cell>
          <table:table-cell office:value-type="float" office:value="49" table:style-name="ce16">
            <text:p>4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62.8333333333333" table:style-name="ce11">
            <text:p>63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868852459016402" table:style-name="ce15">
            <text:p>63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71</text:p>
          </table:table-cell>
          <table:table-cell office:value-type="string" table:style-name="ce10">
            <text:p>STUDIO DELLA SENSIBILITA' AL CONTRAST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375" table:style-name="ce11">
            <text:p>3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091</text:p>
          </table:table-cell>
          <table:table-cell office:value-type="string" table:style-name="ce10">
            <text:p>ESAME DEL FUNDUS OCU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9.5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302325581395401" table:style-name="ce15">
            <text:p>40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603773584905699" table:style-name="ce15">
            <text:p>17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1.6666666666667" table:style-name="ce11">
            <text:p>92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4.6" table:style-name="ce11">
            <text:p>1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94736842105299" table:style-name="ce15">
            <text:p>18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4.8333333333333" table:style-name="ce11">
            <text:p>2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7" table:style-name="ce15">
            <text:p>7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0674157303371" table:style-name="ce15">
            <text:p>15</text:p>
          </table:table-cell>
          <table:table-cell office:value-type="float" office:value="89" table:style-name="ce16">
            <text:p>8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11</text:p>
          </table:table-cell>
          <table:table-cell office:value-type="string" table:style-name="ce10">
            <text:p>FOTOGRAFIA DEL SEGMENTO ANT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2</text:p>
          </table:table-cell>
          <table:table-cell office:value-type="string" table:style-name="ce10">
            <text:p>ANGIOGRAFIA CON FLUORESCEINA O ANGIOSCOP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6" table:style-name="ce15">
            <text:p>10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8.160194174757" table:style-name="ce15">
            <text:p>108</text:p>
          </table:table-cell>
          <table:table-cell office:value-type="float" office:value="206" table:style-name="ce16">
            <text:p>20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</text:p>
          </table:table-cell>
          <table:table-cell office:value-type="string" table:style-name="ce10">
            <text:p>ECOGRAFIA OCU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6" table:style-name="ce15">
            <text:p>7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31</text:p>
          </table:table-cell>
          <table:table-cell office:value-type="string" table:style-name="ce10">
            <text:p>PACHIMETRIA CORNE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5.599999999999994" table:style-name="ce11">
            <text:p>6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15</text:p>
          </table:table-cell>
          <table:table-cell office:value-type="string" table:style-name="ce10">
            <text:p>STUDIO DELLA MOTILITA' OCU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7.6666666666667" table:style-name="ce11">
            <text:p>8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755555555555603" table:style-name="ce15">
            <text:p>75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684210526315802" table:style-name="ce15">
            <text:p>59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</text:p>
          </table:table-cell>
          <table:table-cell office:value-type="string" table:style-name="ce10">
            <text:p>TEST FUNZIONALI OBIETTIVI DELL'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8.3125" table:style-name="ce11">
            <text:p>68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0.4" table:style-name="ce11">
            <text:p>5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26</text:p>
          </table:table-cell>
          <table:table-cell office:value-type="string" table:style-name="ce10">
            <text:p>TONOGRAFIA, TEST DI PROVOCAZIONE E ALTRI TEST PER IL GLAUCO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3.2" table:style-name="ce11">
            <text:p>5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8.333333333333" table:style-name="ce11">
            <text:p>178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35</text:p>
          </table:table-cell>
          <table:table-cell office:value-type="string" table:style-name="ce10">
            <text:p>TRAINING ORTOTT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7" table:style-name="ce11">
            <text:p>4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25" table:style-name="ce11">
            <text:p>3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dontoiatria e stomatologia</text:p>
          </table:table-cell>
          <table:table-cell office:value-type="string" table:style-name="ce10">
            <text:p>2301</text:p>
          </table:table-cell>
          <table:table-cell office:value-type="string" table:style-name="ce10">
            <text:p>ESTRAZIONE DI DENTE DECIDU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8.5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09</text:p>
          </table:table-cell>
          <table:table-cell office:value-type="string" table:style-name="ce10">
            <text:p>ESTRAZIONE DI DENTE PERMAN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.1428571428571397" table:style-name="ce11">
            <text:p>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9" table:style-name="ce11">
            <text:p>4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6" table:style-name="ce11">
            <text:p>4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1</text:p>
          </table:table-cell>
          <table:table-cell office:value-type="string" table:style-name="ce10">
            <text:p>ESTRAZIONE DI RADICE RESIDU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.714285714285701" table:style-name="ce11">
            <text:p>40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3.6666666666667" table:style-name="ce11">
            <text:p>4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9.769230769230802" table:style-name="ce11">
            <text:p>40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19</text:p>
          </table:table-cell>
          <table:table-cell office:value-type="string" table:style-name="ce10">
            <text:p>ALTRA ESTRAZIONE CHIRURGICA DI D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4" table:style-name="ce11">
            <text:p>4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1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.446808510638299" table:style-name="ce11">
            <text:p>39</text:p>
          </table:table-cell>
          <table:table-cell office:value-type="float" office:value="47" table:style-name="ce12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7.157894736842103" table:style-name="ce11">
            <text:p>37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202</text:p>
          </table:table-cell>
          <table:table-cell office:value-type="string" table:style-name="ce10">
            <text:p>RICOSTRUZIONE DI DENTE MEDIANTE OTTUR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0" table:style-name="ce11">
            <text:p>7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84" table:style-name="ce11">
            <text:p>8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3.4" table:style-name="ce11">
            <text:p>4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6.3333333333333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431</text:p>
          </table:table-cell>
          <table:table-cell office:value-type="string" table:style-name="ce10">
            <text:p>INSERZIONE DI PROTESI RIMOVIBILE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1</text:p>
          </table:table-cell>
          <table:table-cell office:value-type="string" table:style-name="ce10">
            <text:p>TERAPIA CANALARE IN DENTE MONORADICOLA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6" table:style-name="ce11">
            <text:p>5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3712</text:p>
          </table:table-cell>
          <table:table-cell office:value-type="string" table:style-name="ce10">
            <text:p>TERAPIA CANALARE IN DENTE PLURIRADICOLA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.3333333333333" table:style-name="ce11">
            <text:p>3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001</text:p>
          </table:table-cell>
          <table:table-cell office:value-type="string" table:style-name="ce10">
            <text:p>GENGIVECTOMI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6" table:style-name="ce11">
            <text:p>3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391</text:p>
          </table:table-cell>
          <table:table-cell office:value-type="string" table:style-name="ce10">
            <text:p>LEVIGATURA DELLE RAD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5" table:style-name="ce11">
            <text:p>7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701</text:p>
          </table:table-cell>
          <table:table-cell office:value-type="string" table:style-name="ce10">
            <text:p>TRATTAMENTO ORTODONTICO CON APPARECCHI MOBI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4801</text:p>
          </table:table-cell>
          <table:table-cell office:value-type="string" table:style-name="ce10">
            <text:p>RIPARAZIONE DI APPARECCHIO ORTODONTICO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752</text:p>
          </table:table-cell>
          <table:table-cell office:value-type="string" table:style-name="ce10">
            <text:p>SUTURA DI LACERAZIONE DI ALTRA PARTE DELLA BOCC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45.214285714285701" table:style-name="ce11">
            <text:p>45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2</text:p>
          </table:table-cell>
          <table:table-cell office:value-type="string" table:style-name="ce10">
            <text:p>ALTRA RADIOGRAFIA DENTA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3.5" table:style-name="ce11">
            <text:p>7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1666666666667" table:style-name="ce11">
            <text:p>2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E</text:p>
          </table:table-cell>
          <table:table-cell office:value-type="string" table:style-name="ce10">
            <text:p>VISITA ODONTOSTOMATOLOGICA o MAXILLO-FACCIALE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772727272727298" table:style-name="ce11">
            <text:p>20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6.375" table:style-name="ce11">
            <text:p>2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3.2" table:style-name="ce11">
            <text:p>1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5</text:p>
          </table:table-cell>
          <table:table-cell office:value-type="string" table:style-name="ce10">
            <text:p>PRIMA VISITA ODONTOSTOMATOLOGICA o MAXILLO-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375" table:style-name="ce11">
            <text:p>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" table:style-name="ce15">
            <text:p>2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177419354838701" table:style-name="ce15">
            <text:p>25</text:p>
          </table:table-cell>
          <table:table-cell office:value-type="float" office:value="62" table:style-name="ce16">
            <text:p>6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8.076923076923102" table:style-name="ce11">
            <text:p>18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409090909090899" table:style-name="ce15">
            <text:p>24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4.142857142857103" table:style-name="ce11">
            <text:p>4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7222222222222" table:style-name="ce15">
            <text:p>43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6551724137931" table:style-name="ce15">
            <text:p>15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9" table:style-name="ce11">
            <text:p>3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3333333333333" table:style-name="ce15">
            <text:p>2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613636363636399" table:style-name="ce15">
            <text:p>24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6341463414634099" table:style-name="ce15">
            <text:p>7</text:p>
          </table:table-cell>
          <table:table-cell office:value-type="float" office:value="41" table:style-name="ce16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045454545454501" table:style-name="ce15">
            <text:p>14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19780219780201" table:style-name="ce15">
            <text:p>26</text:p>
          </table:table-cell>
          <table:table-cell office:value-type="float" office:value="91" table:style-name="ce16">
            <text:p>9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4" table:style-name="ce15">
            <text:p>2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1</text:p>
          </table:table-cell>
          <table:table-cell office:value-type="string" table:style-name="ce10">
            <text:p>ABLAZIONE TARTAR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827586206896601" table:style-name="ce15">
            <text:p>29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84" table:style-name="ce11">
            <text:p>8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7.5" table:style-name="ce11">
            <text:p>2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42</text:p>
          </table:table-cell>
          <table:table-cell office:value-type="string" table:style-name="ce10">
            <text:p>SIGILLATURA DEI SOLCHI E DELLE FOSSET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.266666666666699" table:style-name="ce11">
            <text:p>14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6" table:style-name="ce11">
            <text:p>5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6" table:style-name="ce11">
            <text:p>4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7.2068965517241" table:style-name="ce11">
            <text:p>37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72</text:p>
          </table:table-cell>
          <table:table-cell office:value-type="string" table:style-name="ce10">
            <text:p>TRATTAMENTI PER APPLICAZIONE DI PROTESI RIMOVIBI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ncologia</text:p>
          </table:table-cell>
          <table:table-cell office:value-type="string" table:style-name="ce10">
            <text:p>8901F</text:p>
          </table:table-cell>
          <table:table-cell office:value-type="string" table:style-name="ce10">
            <text:p>VISITA ONC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89.727272727273" table:style-name="ce11">
            <text:p>190</text:p>
          </table:table-cell>
          <table:table-cell office:value-type="float" office:value="176" table:style-name="ce12">
            <text:p>17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6</text:p>
          </table:table-cell>
          <table:table-cell office:value-type="string" table:style-name="ce10">
            <text:p>PRIMA VISITA ON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71428571428571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6666666666666696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826086956521699" table:style-name="ce15">
            <text:p>12</text:p>
          </table:table-cell>
          <table:table-cell office:value-type="float" office:value="46" table:style-name="ce16">
            <text:p>4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5</text:p>
          </table:table-cell>
          <table:table-cell office:value-type="string" table:style-name="ce10">
            <text:p>INIEZIONE O INFUSIONE DI SOSTANZE CHEMIOTERAPICHE PER TUMORE,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.4000000000000004" table:style-name="ce11">
            <text:p>4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rtopedia e traumatologia</text:p>
          </table:table-cell>
          <table:table-cell office:value-type="string" table:style-name="ce10">
            <text:p>0443</text:p>
          </table:table-cell>
          <table:table-cell office:value-type="string" table:style-name="ce10">
            <text:p>LIBERAZIONE DEL TUNNEL CARP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4" table:style-name="ce11">
            <text:p>94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061</text:p>
          </table:table-cell>
          <table:table-cell office:value-type="string" table:style-name="ce10">
            <text:p>ASPORTAZIONE ARTROSCOPICA DI CARTILAGINE SEMILUNARE DEL GINO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41.625" table:style-name="ce11">
            <text:p>14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01</text:p>
          </table:table-cell>
          <table:table-cell office:value-type="string" table:style-name="ce10">
            <text:p>ESPLORAZIONE DELLA FASCIA TENDINEA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1666666666666696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37.5" table:style-name="ce11">
            <text:p>3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1</text:p>
          </table:table-cell>
          <table:table-cell office:value-type="string" table:style-name="ce10">
            <text:p>ASPORTAZIONE DI LESIONE DELLA FASCIA TENDINEA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229</text:p>
          </table:table-cell>
          <table:table-cell office:value-type="string" table:style-name="ce10">
            <text:p>ASPORTAZIONE DI ALTRE LESIONI DEI TESSUTI MOLLI DELLA MAN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301</text:p>
          </table:table-cell>
          <table:table-cell office:value-type="string" table:style-name="ce10">
            <text:p>ESPLORAZIONE DELLA FASCIA TENDINEA AD ECCEZIONE DELLA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0" table:style-name="ce11">
            <text:p>9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G</text:p>
          </table:table-cell>
          <table:table-cell office:value-type="string" table:style-name="ce10">
            <text:p>VISITA ORTOPED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695473251028801" table:style-name="ce15">
            <text:p>22</text:p>
          </table:table-cell>
          <table:table-cell office:value-type="float" office:value="243" table:style-name="ce16">
            <text:p>24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375" table:style-name="ce15">
            <text:p>17</text:p>
          </table:table-cell>
          <table:table-cell office:value-type="float" office:value="88" table:style-name="ce16">
            <text:p>8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46511627907" table:style-name="ce15">
            <text:p>16</text:p>
          </table:table-cell>
          <table:table-cell office:value-type="float" office:value="86" table:style-name="ce16">
            <text:p>8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9.375" table:style-name="ce15">
            <text:p>3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465909090909101" table:style-name="ce15">
            <text:p>43</text:p>
          </table:table-cell>
          <table:table-cell office:value-type="float" office:value="264" table:style-name="ce16">
            <text:p>26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7</text:p>
          </table:table-cell>
          <table:table-cell office:value-type="string" table:style-name="ce10">
            <text:p>PRIMA VISITA ORTOP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8.133333333333301" table:style-name="ce11">
            <text:p>18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715909090909101" table:style-name="ce15">
            <text:p>31</text:p>
          </table:table-cell>
          <table:table-cell office:value-type="float" office:value="88" table:style-name="ce16">
            <text:p>8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606837606837601" table:style-name="ce15">
            <text:p>47</text:p>
          </table:table-cell>
          <table:table-cell office:value-type="float" office:value="117" table:style-name="ce16">
            <text:p>1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2" table:style-name="ce15">
            <text:p>3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.3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6" table:style-name="ce15">
            <text:p>26</text:p>
          </table:table-cell>
          <table:table-cell office:value-type="float" office:value="38" table:style-name="ce16">
            <text:p>3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9016393442623" table:style-name="ce15">
            <text:p>14</text:p>
          </table:table-cell>
          <table:table-cell office:value-type="float" office:value="61" table:style-name="ce16">
            <text:p>6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3.935483870967701" table:style-name="ce15">
            <text:p>44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2.814814814814795" table:style-name="ce15">
            <text:p>73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434782608695599" table:style-name="ce15">
            <text:p>46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1</text:p>
          </table:table-cell>
          <table:table-cell office:value-type="string" table:style-name="ce10">
            <text:p>FASCIATUR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9</text:p>
          </table:table-cell>
          <table:table-cell office:value-type="string" table:style-name="ce10">
            <text:p>ALTRA IRRIGAZIONE DI FERI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6666666666667" table:style-name="ce11">
            <text:p>3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8</text:p>
          </table:table-cell>
          <table:table-cell office:value-type="string" table:style-name="ce10">
            <text:p>RIMOZIONE DI DISPOSITIVO ESTERNO DI IMMOBILIZZAZ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9.722891566265101" table:style-name="ce11">
            <text:p>20</text:p>
          </table:table-cell>
          <table:table-cell office:value-type="float" office:value="83" table:style-name="ce12">
            <text:p>8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2" table:style-name="ce11">
            <text:p>3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5" table:style-name="ce15">
            <text:p>2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074074074074101" table:style-name="ce11">
            <text:p>29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89</text:p>
          </table:table-cell>
          <table:table-cell office:value-type="string" table:style-name="ce10">
            <text:p>RIMOZIONE PUNTI DI SUTUR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stetricia e ginecologia</text:p>
          </table:table-cell>
          <table:table-cell office:value-type="string" table:style-name="ce10">
            <text:p>57392</text:p>
          </table:table-cell>
          <table:table-cell office:value-type="string" table:style-name="ce10">
            <text:p>ESAME URODINAMICO INVASIV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4.25" table:style-name="ce15">
            <text:p>5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8121</text:p>
          </table:table-cell>
          <table:table-cell office:value-type="string" table:style-name="ce10">
            <text:p>ISTER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8.142857142857103" table:style-name="ce11">
            <text:p>5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.028571428571396" table:style-name="ce15">
            <text:p>53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97</text:p>
          </table:table-cell>
          <table:table-cell office:value-type="string" table:style-name="ce10">
            <text:p>INSERZIONE DI DISPOSITIVO CONTRACCETTIVO INTRAUTERINO (I.U.D.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021</text:p>
          </table:table-cell>
          <table:table-cell office:value-type="string" table:style-name="ce10">
            <text:p>COLPOSCOP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0.8333333333333" table:style-name="ce11">
            <text:p>41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0.235294117647101" table:style-name="ce15">
            <text:p>60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1301</text:p>
          </table:table-cell>
          <table:table-cell office:value-type="string" table:style-name="ce10">
            <text:p>ASPORTAZIONE CONDILOMI VULVARI E <text:s/>PERINE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5" table:style-name="ce11">
            <text:p>10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1</text:p>
          </table:table-cell>
          <table:table-cell office:value-type="string" table:style-name="ce10">
            <text:p>PRELIEVO DEI VILLI CORI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102</text:p>
          </table:table-cell>
          <table:table-cell office:value-type="string" table:style-name="ce10">
            <text:p>AMNIOCENTESI PRECO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.5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75341</text:p>
          </table:table-cell>
          <table:table-cell office:value-type="string" table:style-name="ce10">
            <text:p>CARDIOTOC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0545454545454502" table:style-name="ce11">
            <text:p>5</text:p>
          </table:table-cell>
          <table:table-cell office:value-type="float" office:value="55" table:style-name="ce12">
            <text:p>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83</text:p>
          </table:table-cell>
          <table:table-cell office:value-type="string" table:style-name="ce10">
            <text:p>ISTEROSALPINGO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0" table:style-name="ce11">
            <text:p>8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25</text:p>
          </table:table-cell>
          <table:table-cell office:value-type="string" table:style-name="ce10">
            <text:p>ECOCARDIOGRAMMA FE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.8" table:style-name="ce11">
            <text:p>2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2</text:p>
          </table:table-cell>
          <table:table-cell office:value-type="string" table:style-name="ce10">
            <text:p>ECO(COLOR)DOPPLER DELL'ADDOME INF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5" table:style-name="ce11">
            <text:p>3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5531914893617" table:style-name="ce11">
            <text:p>15</text:p>
          </table:table-cell>
          <table:table-cell office:value-type="float" office:value="94" table:style-name="ce12">
            <text:p>9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</text:p>
          </table:table-cell>
          <table:table-cell office:value-type="string" table:style-name="ce10">
            <text:p>ECOGRAFIA 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1.25" table:style-name="ce11">
            <text:p>41</text:p>
          </table:table-cell>
          <table:table-cell office:value-type="float" office:value="112" table:style-name="ce12">
            <text:p>1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2" table:style-name="ce15">
            <text:p>2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753986332574001" table:style-name="ce15">
            <text:p>21</text:p>
          </table:table-cell>
          <table:table-cell office:value-type="float" office:value="439" table:style-name="ce16">
            <text:p>43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1</text:p>
          </table:table-cell>
          <table:table-cell office:value-type="string" table:style-name="ce10">
            <text:p>ECOGRAFIA OVA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73170731707317" table:style-name="ce11">
            <text:p>4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5.5" table:style-name="ce11">
            <text:p>5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82</text:p>
          </table:table-cell>
          <table:table-cell office:value-type="string" table:style-name="ce10">
            <text:p>ECOGRAFIA GINEC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2" table:style-name="ce15">
            <text:p>11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7</text:p>
          </table:table-cell>
          <table:table-cell office:value-type="string" table:style-name="ce10">
            <text:p>ECOGRAFIA TRANSVAGI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2" table:style-name="ce11">
            <text:p>4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3" table:style-name="ce15">
            <text:p>8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" table:style-name="ce15">
            <text:p>2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3.606060606060595" table:style-name="ce15">
            <text:p>84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.375" table:style-name="ce11">
            <text:p>17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1</text:p>
          </table:table-cell>
          <table:table-cell office:value-type="string" table:style-name="ce10">
            <text:p>PRIMA VISITA GINE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35" table:style-name="ce15">
            <text:p>2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0.5" table:style-name="ce15">
            <text:p>5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" table:style-name="ce15">
            <text:p>3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4285714285714297" table:style-name="ce11">
            <text:p>6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554054054054099" table:style-name="ce15">
            <text:p>32</text:p>
          </table:table-cell>
          <table:table-cell office:value-type="float" office:value="74" table:style-name="ce16">
            <text:p>7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7.421568627451002" table:style-name="ce15">
            <text:p>57</text:p>
          </table:table-cell>
          <table:table-cell office:value-type="float" office:value="102" table:style-name="ce16">
            <text:p>10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2</text:p>
          </table:table-cell>
          <table:table-cell office:value-type="string" table:style-name="ce10">
            <text:p>VISITA GINEC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9.092592592592602" table:style-name="ce11">
            <text:p>39</text:p>
          </table:table-cell>
          <table:table-cell office:value-type="float" office:value="108" table:style-name="ce12">
            <text:p>10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8.6666666666667" table:style-name="ce11">
            <text:p>8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8.599999999999994" table:style-name="ce15">
            <text:p>6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.567999999999998" table:style-name="ce15">
            <text:p>82</text:p>
          </table:table-cell>
          <table:table-cell office:value-type="float" office:value="125" table:style-name="ce16">
            <text:p>12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3</text:p>
          </table:table-cell>
          <table:table-cell office:value-type="string" table:style-name="ce10">
            <text:p>PRIMA VISITA <text:s/>OST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6428571428571" table:style-name="ce15">
            <text:p>1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6666666666667" table:style-name="ce15">
            <text:p>17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068965517241399" table:style-name="ce15">
            <text:p>20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64</text:p>
          </table:table-cell>
          <table:table-cell office:value-type="string" table:style-name="ce10">
            <text:p>VISITA <text:s/>OSTETRICA <text:s/>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427762039660099" table:style-name="ce15">
            <text:p>17</text:p>
          </table:table-cell>
          <table:table-cell office:value-type="float" office:value="353" table:style-name="ce16">
            <text:p>35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0.7777777777778" table:style-name="ce11">
            <text:p>41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15625" table:style-name="ce15">
            <text:p>23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77" table:style-name="ce11">
            <text:p>17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93</text:p>
          </table:table-cell>
          <table:table-cell office:value-type="string" table:style-name="ce10">
            <text:p>PRELIEVO MICROBIOLOG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.714285714285701" table:style-name="ce11">
            <text:p>28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7</text:p>
          </table:table-cell>
          <table:table-cell office:value-type="string" table:style-name="ce10">
            <text:p>TRAINING PRENAT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161764705882398" table:style-name="ce15">
            <text:p>39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5" table:style-name="ce15">
            <text:p>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2.5" table:style-name="ce11">
            <text:p>43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18</text:p>
          </table:table-cell>
          <table:table-cell office:value-type="string" table:style-name="ce10">
            <text:p>INSERZIONE DI ALTRO PESSARIO VAGIN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2.1" table:style-name="ce11">
            <text:p>132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.428571428571399" table:style-name="ce11">
            <text:p>23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Otorinolaringoiatria</text:p>
          </table:table-cell>
          <table:table-cell office:value-type="string" table:style-name="ce10">
            <text:p>1819</text:p>
          </table:table-cell>
          <table:table-cell office:value-type="string" table:style-name="ce10">
            <text:p>OTOMICR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49" table:style-name="ce11">
            <text:p>4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" table:style-name="ce15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20391</text:p>
          </table:table-cell>
          <table:table-cell office:value-type="string" table:style-name="ce10">
            <text:p>OTOEMISSIONI ACUSTICH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.75" table:style-name="ce11">
            <text:p>1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" table:style-name="ce15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9.288659793814404" table:style-name="ce15">
            <text:p>59</text:p>
          </table:table-cell>
          <table:table-cell office:value-type="float" office:value="97" table:style-name="ce16">
            <text:p>9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1421</text:p>
          </table:table-cell>
          <table:table-cell office:value-type="string" table:style-name="ce10">
            <text:p>LARINGOSCOPIA INDIRET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H</text:p>
          </table:table-cell>
          <table:table-cell office:value-type="string" table:style-name="ce10">
            <text:p>VISITA ORL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2.5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076923076923102" table:style-name="ce15">
            <text:p>16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2.299999999999997" table:style-name="ce15">
            <text:p>32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8333333333333299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37.25" table:style-name="ce11">
            <text:p>3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1666666666667" table:style-name="ce15">
            <text:p>26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090909090909101" table:style-name="ce15">
            <text:p>20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939393939393899" table:style-name="ce15">
            <text:p>21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6666666666667" table:style-name="ce15">
            <text:p>3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7.024242424242402" table:style-name="ce15">
            <text:p>47</text:p>
          </table:table-cell>
          <table:table-cell office:value-type="float" office:value="165" table:style-name="ce16">
            <text:p>16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6.523809523809497" table:style-name="ce15">
            <text:p>37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1</text:p>
          </table:table-cell>
          <table:table-cell office:value-type="string" table:style-name="ce10">
            <text:p>POTENZIALI EVOCATI ACUST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.6" table:style-name="ce11">
            <text:p>15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8</text:p>
          </table:table-cell>
          <table:table-cell office:value-type="string" table:style-name="ce10">
            <text:p>POTENZIALI EVOCATI UDITIV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4" table:style-name="ce15">
            <text:p>3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8</text:p>
          </table:table-cell>
          <table:table-cell office:value-type="string" table:style-name="ce10">
            <text:p>PRIMA VISITA ORL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9375" table:style-name="ce15">
            <text:p>14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052631578947" table:style-name="ce15">
            <text:p>13</text:p>
          </table:table-cell>
          <table:table-cell office:value-type="float" office:value="95" table:style-name="ce16">
            <text:p>9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3.837209302325601" table:style-name="ce15">
            <text:p>24</text:p>
          </table:table-cell>
          <table:table-cell office:value-type="float" office:value="43" table:style-name="ce16">
            <text:p>4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77272727272702" table:style-name="ce15">
            <text:p>22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21428571428571" table:style-name="ce15">
            <text:p>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3548387096774199" table:style-name="ce15">
            <text:p>4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010526315789498" table:style-name="ce15">
            <text:p>36</text:p>
          </table:table-cell>
          <table:table-cell office:value-type="float" office:value="95" table:style-name="ce16">
            <text:p>9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184615384615402" table:style-name="ce15">
            <text:p>22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8571428571429" table:style-name="ce15">
            <text:p>1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363636363636399" table:style-name="ce15">
            <text:p>21</text:p>
          </table:table-cell>
          <table:table-cell office:value-type="float" office:value="33" table:style-name="ce16">
            <text:p>3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3333333333333304" table:style-name="ce15">
            <text:p>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45" table:style-name="ce15">
            <text:p>31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3.357142857142897" table:style-name="ce15">
            <text:p>43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6393442622950802" table:style-name="ce11">
            <text:p>7</text:p>
          </table:table-cell>
          <table:table-cell office:value-type="float" office:value="61" table:style-name="ce12">
            <text:p>6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211180124223599" table:style-name="ce15">
            <text:p>17</text:p>
          </table:table-cell>
          <table:table-cell office:value-type="float" office:value="161" table:style-name="ce16">
            <text:p>16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7152317880795" table:style-name="ce15">
            <text:p>23</text:p>
          </table:table-cell>
          <table:table-cell office:value-type="float" office:value="151" table:style-name="ce16">
            <text:p>15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86363636363636" table:style-name="ce15">
            <text:p>2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3076923076923102" table:style-name="ce11">
            <text:p>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126262626262601" table:style-name="ce15">
            <text:p>16</text:p>
          </table:table-cell>
          <table:table-cell office:value-type="float" office:value="198" table:style-name="ce16">
            <text:p>19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3520408163265" table:style-name="ce15">
            <text:p>24</text:p>
          </table:table-cell>
          <table:table-cell office:value-type="float" office:value="196" table:style-name="ce16">
            <text:p>19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28571428571429" table:style-name="ce15">
            <text:p>1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635</text:p>
          </table:table-cell>
          <table:table-cell office:value-type="string" table:style-name="ce10">
            <text:p>ESAME MICROSCOPICO DI STRISCIO O APPOSIZIONE DI CITOASPIRATO LINFOGHIANDOLARE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4</text:p>
          </table:table-cell>
          <table:table-cell office:value-type="string" table:style-name="ce10">
            <text:p>PRELIEVO CITOLOGIC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7" table:style-name="ce11">
            <text:p>3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13</text:p>
          </table:table-cell>
          <table:table-cell office:value-type="string" table:style-name="ce10">
            <text:p>VALUTAZIONE MONOFUN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2" table:style-name="ce11">
            <text:p>1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3</text:p>
          </table:table-cell>
          <table:table-cell office:value-type="string" table:style-name="ce10">
            <text:p>VALUTAZIONE PROTES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55</text:p>
          </table:table-cell>
          <table:table-cell office:value-type="string" table:style-name="ce10">
            <text:p>TEST STABILOMETRICO STATICO E DINAM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.8" table:style-name="ce11">
            <text:p>2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721</text:p>
          </table:table-cell>
          <table:table-cell office:value-type="string" table:style-name="ce10">
            <text:p>TRAINING PER DISFASIA [LOGOPEDIA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7" table:style-name="ce11">
            <text:p>27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1</text:p>
          </table:table-cell>
          <table:table-cell office:value-type="string" table:style-name="ce10">
            <text:p>ESAME AUDIOMETRICO T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125" table:style-name="ce15">
            <text:p>9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2957746478873204" table:style-name="ce15">
            <text:p>4</text:p>
          </table:table-cell>
          <table:table-cell office:value-type="float" office:value="142" table:style-name="ce16">
            <text:p>14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8333333333333304" table:style-name="ce15">
            <text:p>6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3" table:style-name="ce15">
            <text:p>12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92452830188701" table:style-name="ce15">
            <text:p>15</text:p>
          </table:table-cell>
          <table:table-cell office:value-type="float" office:value="159" table:style-name="ce16">
            <text:p>1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2</text:p>
          </table:table-cell>
          <table:table-cell office:value-type="string" table:style-name="ce10">
            <text:p>ESAME AUDIOMETRICO VO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2307692307692299" table:style-name="ce15">
            <text:p>8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3617021276595702" table:style-name="ce15">
            <text:p>4</text:p>
          </table:table-cell>
          <table:table-cell office:value-type="float" office:value="47" table:style-name="ce16">
            <text:p>4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6363636363636402" table:style-name="ce15">
            <text:p>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272727272727298" table:style-name="ce15">
            <text:p>1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164179104477601" table:style-name="ce15">
            <text:p>14</text:p>
          </table:table-cell>
          <table:table-cell office:value-type="float" office:value="67" table:style-name="ce16">
            <text:p>6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14</text:p>
          </table:table-cell>
          <table:table-cell office:value-type="string" table:style-name="ce10">
            <text:p>ESAME AUDIOMETRICO CONDIZIONATO INFANTI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85714285714299" table:style-name="ce15">
            <text:p>17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2</text:p>
          </table:table-cell>
          <table:table-cell office:value-type="string" table:style-name="ce10">
            <text:p>IMPEDENZOMETR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28571428571429" table:style-name="ce15">
            <text:p>8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0612244897959204" table:style-name="ce15">
            <text:p>4</text:p>
          </table:table-cell>
          <table:table-cell office:value-type="float" office:value="98" table:style-name="ce16">
            <text:p>9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.5789473684210504" table:style-name="ce11">
            <text:p>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25" table:style-name="ce15">
            <text:p>13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033613445378201" table:style-name="ce15">
            <text:p>15</text:p>
          </table:table-cell>
          <table:table-cell office:value-type="float" office:value="119" table:style-name="ce16">
            <text:p>11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42</text:p>
          </table:table-cell>
          <table:table-cell office:value-type="string" table:style-name="ce10">
            <text:p>ESAME CLINICO DELLA FUNZIONALITA' VESTIB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2" table:style-name="ce11">
            <text:p>5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5481</text:p>
          </table:table-cell>
          <table:table-cell office:value-type="string" table:style-name="ce10">
            <text:p>MESSA A PUNTO DI MEZZI PER L'UDI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7" table:style-name="ce11">
            <text:p>1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8" table:style-name="ce15">
            <text:p>2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52</text:p>
          </table:table-cell>
          <table:table-cell office:value-type="string" table:style-name="ce10">
            <text:p>IRRIGAZIONE DELL'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5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38" table:style-name="ce11">
            <text:p>3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" table:style-name="ce15">
            <text:p>2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ediatria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7.05" table:style-name="ce11">
            <text:p>87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9.3333333333333" table:style-name="ce11">
            <text:p>2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6" table:style-name="ce11">
            <text:p>1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9.13513513513499" table:style-name="ce15">
            <text:p>129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9</text:p>
          </table:table-cell>
          <table:table-cell office:value-type="string" table:style-name="ce10">
            <text:p>VISITA GASTROENTER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5.5" table:style-name="ce11">
            <text:p>8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56</text:p>
          </table:table-cell>
          <table:table-cell office:value-type="string" table:style-name="ce10">
            <text:p>POLI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6" table:style-name="ce11">
            <text:p>2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9" table:style-name="ce11">
            <text:p>6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1.588235294117599" table:style-name="ce11">
            <text:p>22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923076923076898" table:style-name="ce15">
            <text:p>59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8</text:p>
          </table:table-cell>
          <table:table-cell office:value-type="string" table:style-name="ce10">
            <text:p>PRIMA VISITA ENDOCRINOLOGICA/DIABET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32.5" table:style-name="ce11">
            <text:p>13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7.875" table:style-name="ce15">
            <text:p>7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9</text:p>
          </table:table-cell>
          <table:table-cell office:value-type="string" table:style-name="ce10">
            <text:p>PRIMA VISITA GASTROENTER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3.8333333333333" table:style-name="ce11">
            <text:p>8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7.6666666666667" table:style-name="ce15">
            <text:p>6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1</text:p>
          </table:table-cell>
          <table:table-cell office:value-type="string" table:style-name="ce10">
            <text:p>PRIMA VISITA DI GENETICA MED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2.266666666666694" table:style-name="ce11">
            <text:p>92</text:p>
          </table:table-cell>
          <table:table-cell office:value-type="float" office:value="15" table:style-name="ce12">
            <text:p>1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8" table:style-name="ce15">
            <text:p>4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71</text:p>
          </table:table-cell>
          <table:table-cell office:value-type="string" table:style-name="ce10">
            <text:p>GLUCOSIO [S/P/U/dU/La]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0.4166666666667" table:style-name="ce11">
            <text:p>9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0281</text:p>
          </table:table-cell>
          <table:table-cell office:value-type="string" table:style-name="ce10">
            <text:p>Hb - EMOGLOBINA GLICAT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0.4166666666667" table:style-name="ce11">
            <text:p>90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906</text:p>
          </table:table-cell>
          <table:table-cell office:value-type="string" table:style-name="ce10">
            <text:p>TEST PERCUTANEI E INTRACUTANEI A LETTURA IMMEDIATA (Fino a 12 allergeni)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3.5" table:style-name="ce11">
            <text:p>2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0" table:style-name="ce15">
            <text:p>7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21</text:p>
          </table:table-cell>
          <table:table-cell office:value-type="string" table:style-name="ce10">
            <text:p>TERAPIA EDUCAZIONALE DEL DIABETICO E DI PAZIENTI CON ALTRE PATOLOGIE NUTRIZIONALI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neumologia</text:p>
          </table:table-cell>
          <table:table-cell office:value-type="string" table:style-name="ce10">
            <text:p>3142</text:p>
          </table:table-cell>
          <table:table-cell office:value-type="string" table:style-name="ce10">
            <text:p>LARINGOSCOPIA E ALTRA TRACHEOSCO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0.5" table:style-name="ce11">
            <text:p>8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3322</text:p>
          </table:table-cell>
          <table:table-cell office:value-type="string" table:style-name="ce10">
            <text:p>BRONCOSCOPIA CON FIBRE OT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.75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L</text:p>
          </table:table-cell>
          <table:table-cell office:value-type="string" table:style-name="ce10">
            <text:p>VISITA PNEUM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85" table:style-name="ce11">
            <text:p>8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6.708860759494" table:style-name="ce15">
            <text:p>167</text:p>
          </table:table-cell>
          <table:table-cell office:value-type="float" office:value="158" table:style-name="ce16">
            <text:p>15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0.407407407407401" table:style-name="ce11">
            <text:p>30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8.8779069767442" table:style-name="ce15">
            <text:p>59</text:p>
          </table:table-cell>
          <table:table-cell office:value-type="float" office:value="172" table:style-name="ce16">
            <text:p>1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17</text:p>
          </table:table-cell>
          <table:table-cell office:value-type="string" table:style-name="ce10">
            <text:p>POLISONNOGRAMM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8.3" table:style-name="ce15">
            <text:p>10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9.227272727273" table:style-name="ce15">
            <text:p>149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9.857142857142897" table:style-name="ce11">
            <text:p>60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1</text:p>
          </table:table-cell>
          <table:table-cell office:value-type="string" table:style-name="ce10">
            <text:p>SPIROMETRIA SEMPLI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21" table:style-name="ce11">
            <text:p>12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3" table:style-name="ce15">
            <text:p>5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1428571428571" table:style-name="ce15">
            <text:p>2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2</text:p>
          </table:table-cell>
          <table:table-cell office:value-type="string" table:style-name="ce10">
            <text:p>SPIROMETRIA GLOB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58.25" table:style-name="ce11">
            <text:p>15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1.06329113924099" table:style-name="ce15">
            <text:p>181</text:p>
          </table:table-cell>
          <table:table-cell office:value-type="float" office:value="79" table:style-name="ce16">
            <text:p>7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.6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411764705882399" table:style-name="ce15">
            <text:p>10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6.125" table:style-name="ce15">
            <text:p>46</text:p>
          </table:table-cell>
          <table:table-cell office:value-type="float" office:value="136" table:style-name="ce16">
            <text:p>13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4</text:p>
          </table:table-cell>
          <table:table-cell office:value-type="string" table:style-name="ce10">
            <text:p>TEST DI BRONCODILATAZIONE FARMAC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1.625" table:style-name="ce15">
            <text:p>172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4" table:style-name="ce15">
            <text:p>2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75</text:p>
          </table:table-cell>
          <table:table-cell office:value-type="string" table:style-name="ce10">
            <text:p>PROVA BRONCODINAMICA CON BRONCOCOSTRITTORE SPECIFICO O ASPECIF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24" table:style-name="ce11">
            <text:p>1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4.81818181818201" table:style-name="ce15">
            <text:p>14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8" table:style-name="ce15">
            <text:p>25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2</text:p>
          </table:table-cell>
          <table:table-cell office:value-type="string" table:style-name="ce10">
            <text:p>SPIROMETRIA GLOBALE CON TECNICA PLETISMOGRAF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8" table:style-name="ce15">
            <text:p>4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3</text:p>
          </table:table-cell>
          <table:table-cell office:value-type="string" table:style-name="ce10">
            <text:p>DIFFUSIONE ALVEOLO-CAPILLARE <text:s/>DEL 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131" table:style-name="ce11">
            <text:p>13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9.80952380952399" table:style-name="ce15">
            <text:p>160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4.072727272727299" table:style-name="ce15">
            <text:p>44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6</text:p>
          </table:table-cell>
          <table:table-cell office:value-type="string" table:style-name="ce10">
            <text:p>VALUTAZIONE DELLA VENTILAZIONE E DEI GAS ESPIRATI E RELATIVI PARAMET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4.3" table:style-name="ce11">
            <text:p>22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387</text:p>
          </table:table-cell>
          <table:table-cell office:value-type="string" table:style-name="ce10">
            <text:p>DETERMINAZIONE DELLE MASSIME PRESSIONI INSPIRATORIE ED ESPIRATORIE O TRANSDIAFRAMMATICH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1.6666666666667" table:style-name="ce11">
            <text:p>72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05.666666666667" table:style-name="ce11">
            <text:p>10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442</text:p>
          </table:table-cell>
          <table:table-cell office:value-type="string" table:style-name="ce10">
            <text:p>TEST DEL CAMM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5.7" table:style-name="ce15">
            <text:p>12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6666666666667" table:style-name="ce15">
            <text:p>4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1</text:p>
          </table:table-cell>
          <table:table-cell office:value-type="string" table:style-name="ce10">
            <text:p>EMOGASANALISI ARTERIOSA SISTEM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875" table:style-name="ce15">
            <text:p>7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9.8333333333333" table:style-name="ce15">
            <text:p>8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655</text:p>
          </table:table-cell>
          <table:table-cell office:value-type="string" table:style-name="ce10">
            <text:p>MONITORAGGIO INCRUENTO DELLA SATURAZIONE ARTERI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30.8333333333333" table:style-name="ce11">
            <text:p>3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3.11764705882399" table:style-name="ce15">
            <text:p>173</text:p>
          </table:table-cell>
          <table:table-cell office:value-type="float" office:value="119" table:style-name="ce16">
            <text:p>1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79.5" table:style-name="ce11">
            <text:p>8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5.397058823529406" table:style-name="ce15">
            <text:p>75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9</text:p>
          </table:table-cell>
          <table:table-cell office:value-type="string" table:style-name="ce10">
            <text:p>PRIMA VISITA PNEUM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05" table:style-name="ce11">
            <text:p>7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4.955555555555598" table:style-name="ce15">
            <text:p>45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8.205882352941" table:style-name="ce15">
            <text:p>108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375" table:style-name="ce11">
            <text:p>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407407407407399" table:style-name="ce15">
            <text:p>10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54545454545502" table:style-name="ce15">
            <text:p>23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1485</text:p>
          </table:table-cell>
          <table:table-cell office:value-type="string" table:style-name="ce10">
            <text:p>PRELIEVO DI SANGUE ARTERIOS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9.666666666667" table:style-name="ce11">
            <text:p>19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83</text:p>
          </table:table-cell>
          <table:table-cell office:value-type="string" table:style-name="ce10">
            <text:p>TERAPIA OCCUPAZION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3.8333333333333" table:style-name="ce11">
            <text:p>24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71</text:p>
          </table:table-cell>
          <table:table-cell office:value-type="string" table:style-name="ce10">
            <text:p>SOSTITUZIONE NON OPERATORIA DI SUSSIDIO PER IL SISTEMA MUSCOLOSCHELETR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0.5" table:style-name="ce11">
            <text:p>8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2A</text:p>
          </table:table-cell>
          <table:table-cell office:value-type="string" table:style-name="ce10">
            <text:p>INIEZIONE O INFUSIONE DI FARMACI SPECIF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8" table:style-name="ce11">
            <text:p>3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Psichiatria</text:p>
          </table:table-cell>
          <table:table-cell office:value-type="string" table:style-name="ce10">
            <text:p>94011</text:p>
          </table:table-cell>
          <table:table-cell office:value-type="string" table:style-name="ce10">
            <text:p>SOMMINISTRAZIONE DI TEST DI INTELLIGENZA</text:p>
          </table:table-cell>
          <table:table-cell office:value-type="string" table:style-name="ce10">
            <text:p>CPS - LONGONE AL SEGRIN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83</text:p>
          </table:table-cell>
          <table:table-cell office:value-type="string" table:style-name="ce10">
            <text:p>SOMMINISTRAZIONE DI TEST PROIETTIVI E DELLA PERSONALITA'</text:p>
          </table:table-cell>
          <table:table-cell office:value-type="string" table:style-name="ce10">
            <text:p>CPS APPIANO GENTILE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09</text:p>
          </table:table-cell>
          <table:table-cell office:value-type="string" table:style-name="ce10">
            <text:p>COLLOQUIO PSICOLOGICO CLINICO</text:p>
          </table:table-cell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20.4444444444444" table:style-name="ce11">
            <text:p>20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.5" table:style-name="ce11">
            <text:p>6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21</text:p>
          </table:table-cell>
          <table:table-cell office:value-type="string" table:style-name="ce10">
            <text:p>VISITA PSICHIATRICA DI CONTROLLO</text:p>
          </table:table-cell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P</text:p>
          </table:table-cell>
          <table:table-cell office:value-type="float" office:value="30" table:style-name="ce11">
            <text:p>3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4444444444444" table:style-name="ce15">
            <text:p>24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191</text:p>
          </table:table-cell>
          <table:table-cell office:value-type="string" table:style-name="ce10">
            <text:p>PRIMA VISITA PSICHIATRICA</text:p>
          </table:table-cell>
          <table:table-cell office:value-type="string" table:style-name="ce10">
            <text:p>AMB. PSICHIATRICO PORLEZZ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AMBULATORIO PSICHIATRICO MARIANO COMENSE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B</text:p>
          </table:table-cell>
          <table:table-cell office:value-type="float" office:value="23.5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5" table:style-name="ce15">
            <text:p>1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7.6" table:style-name="ce15">
            <text:p>28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LONGONE AL SEGRINO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APPIANO GENTILE</text:p>
          </table:table-cell>
          <table:table-cell office:value-type="string" table:style-name="ce10">
            <text:p>B</text:p>
          </table:table-cell>
          <table:table-cell office:value-type="float" office:value="1.4" table:style-name="ce11">
            <text:p>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5999999999999996" table:style-name="ce15">
            <text:p>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B</text:p>
          </table:table-cell>
          <table:table-cell office:value-type="float" office:value="6.3333333333333304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43</text:p>
          </table:table-cell>
          <table:table-cell office:value-type="string" table:style-name="ce10">
            <text:p>PSICOTERAPIA INDIVIDUALE</text:p>
          </table:table-cell>
          <table:table-cell office:value-type="string" table:style-name="ce10">
            <text:p>C.P.S. OSSUCC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-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CPS COMO</text:p>
          </table:table-cell>
          <table:table-cell office:value-type="string" table:style-name="ce10">
            <text:p>P</text:p>
          </table:table-cell>
          <table:table-cell office:value-type="float" office:value="8.1428571428571406" table:style-name="ce11">
            <text:p>8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adiologia</text:p>
          </table:table-cell>
          <table:table-cell office:value-type="string" table:style-name="ce10">
            <text:p>06112</text:p>
          </table:table-cell>
          <table:table-cell office:value-type="string" table:style-name="ce10">
            <text:p>BIOPSIA [PERCUTANEA] [AGOBIOPSIA] DELLA TIROID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333333333333" table:style-name="ce15">
            <text:p>1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5112</text:p>
          </table:table-cell>
          <table:table-cell office:value-type="string" table:style-name="ce10">
            <text:p>BIOPSIA MINIINVSIVA "VACUUM ASSISTED" CON SISTEMA DI GUIDA ECOGRAF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.9444444444444402" table:style-name="ce11">
            <text:p>3</text:p>
          </table:table-cell>
          <table:table-cell office:value-type="float" office:value="18" table:style-name="ce12">
            <text:p>1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</text:p>
          </table:table-cell>
          <table:table-cell office:value-type="string" table:style-name="ce10">
            <text:p>TOMOGRAFIA COMPUTERIZZATA (TC) DEL CAP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4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.75" table:style-name="ce15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1666666666666696" table:style-name="ce15">
            <text:p>8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5.454545454545499" table:style-name="ce11">
            <text:p>15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" table:style-name="ce15">
            <text:p>1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4375" table:style-name="ce11">
            <text:p>7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5" table:style-name="ce15">
            <text:p>1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1</text:p>
          </table:table-cell>
          <table:table-cell office:value-type="string" table:style-name="ce10">
            <text:p>TOMOGRAFIA COMPUTERIZZATA (TC) DEL CAP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8.4" table:style-name="ce11">
            <text:p>3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.5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" table:style-name="ce15">
            <text:p>1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875" table:style-name="ce11">
            <text:p>10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6" table:style-name="ce15">
            <text:p>4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4444444444444" table:style-name="ce15">
            <text:p>3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2</text:p>
          </table:table-cell>
          <table:table-cell office:value-type="string" table:style-name="ce10">
            <text:p>TOMOGRAFIA COMPUTERIZZATA (TC) DEL MASSICCIO FACC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6.875" table:style-name="ce11">
            <text:p>1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3</text:p>
          </table:table-cell>
          <table:table-cell office:value-type="string" table:style-name="ce10">
            <text:p>TOMOGRAFIA COMPUTERIZZATA (TC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7.5" table:style-name="ce11">
            <text:p>4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4" table:style-name="ce15">
            <text:p>1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4</text:p>
          </table:table-cell>
          <table:table-cell office:value-type="string" table:style-name="ce10">
            <text:p>TOMOGRAFIA COMPUTERIZZATA (TC) DELLE ARCATE DENTARIE [DENTALSCAN]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5</text:p>
          </table:table-cell>
          <table:table-cell office:value-type="string" table:style-name="ce10">
            <text:p>TOMOGRAFIA COMPUTERIZZATA (TC) DELL' ORECCH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6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5.75" table:style-name="ce11">
            <text:p>16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6666666666667" table:style-name="ce15">
            <text:p>1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6</text:p>
          </table:table-cell>
          <table:table-cell office:value-type="string" table:style-name="ce10">
            <text:p>TOMOGRAFIA COMPUTERIZZATA (TC) DELL' ORECCHI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38</text:p>
          </table:table-cell>
          <table:table-cell office:value-type="string" table:style-name="ce10">
            <text:p>TOMOGRAFIA COMPUTERIZZATA (TC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1666666666667" table:style-name="ce15">
            <text:p>3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3333333333333304" table:style-name="ce11">
            <text:p>8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3333333333333304" table:style-name="ce15">
            <text:p>9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5" table:style-name="ce15">
            <text:p>4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091</text:p>
          </table:table-cell>
          <table:table-cell office:value-type="string" table:style-name="ce10">
            <text:p>RADIOGRAFIA DEI TESSUTI MOLLI DELLA FACCIA, DEL CAPO E DEL COLL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13</text:p>
          </table:table-cell>
          <table:table-cell office:value-type="string" table:style-name="ce10">
            <text:p>ORTOPANORAMICA DELLE ARCATE DENTARI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3" table:style-name="ce15">
            <text:p>14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5.375" table:style-name="ce11">
            <text:p>15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406779661016898" table:style-name="ce15">
            <text:p>22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4" table:style-name="ce15">
            <text:p>1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1666666666667" table:style-name="ce15">
            <text:p>14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0277777777778" table:style-name="ce15">
            <text:p>17</text:p>
          </table:table-cell>
          <table:table-cell office:value-type="float" office:value="72" table:style-name="ce16">
            <text:p>7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21</text:p>
          </table:table-cell>
          <table:table-cell office:value-type="string" table:style-name="ce10">
            <text:p>TELERADIOGRAFIA DEL CRAN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4.6" table:style-name="ce11">
            <text:p>1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95" table:style-name="ce15">
            <text:p>24</text:p>
          </table:table-cell>
          <table:table-cell office:value-type="float" office:value="20" table:style-name="ce16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.1666666666667" table:style-name="ce11">
            <text:p>13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333333333333" table:style-name="ce15">
            <text:p>1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61</text:p>
          </table:table-cell>
          <table:table-cell office:value-type="string" table:style-name="ce10">
            <text:p>ALTRA RADIOGRAFIA DI OSSA DELLA FACCI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171</text:p>
          </table:table-cell>
          <table:table-cell office:value-type="string" table:style-name="ce10">
            <text:p>RADIOGRAFIA DEL CRANIO E <text:s/>DEI SENI PARANASALI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333333333333304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333333333333" table:style-name="ce15">
            <text:p>1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2</text:p>
          </table:table-cell>
          <table:table-cell office:value-type="string" table:style-name="ce10">
            <text:p>RADIOGRAFIA DELLA COLONNA CERVIC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3333333333333304" table:style-name="ce11">
            <text:p>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.6666666666666701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0.909090909090899" table:style-name="ce11">
            <text:p>21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26315789473699" table:style-name="ce15">
            <text:p>17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7777777777778" table:style-name="ce15">
            <text:p>21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2" table:style-name="ce15">
            <text:p>11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2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538461538461499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4583333333333" table:style-name="ce15">
            <text:p>16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3</text:p>
          </table:table-cell>
          <table:table-cell office:value-type="string" table:style-name="ce10">
            <text:p>RADIOGRAFIA DELLA COLONNA TORACICA (DORSALE)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" table:style-name="ce15">
            <text:p>3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25" table:style-name="ce15">
            <text:p>23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7.1666666666667" table:style-name="ce11">
            <text:p>1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" table:style-name="ce15">
            <text:p>2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3333333333333" table:style-name="ce15">
            <text:p>20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6666666666667" table:style-name="ce15">
            <text:p>1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4</text:p>
          </table:table-cell>
          <table:table-cell office:value-type="string" table:style-name="ce10">
            <text:p>RADIOGRAFIA DELLA COLONNA LOMBOSAC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3" table:style-name="ce11">
            <text:p>4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.25" table:style-name="ce15">
            <text:p>2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086956521739101" table:style-name="ce15">
            <text:p>18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5.5" table:style-name="ce11">
            <text:p>1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205882352941199" table:style-name="ce15">
            <text:p>17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842105263157901" table:style-name="ce15">
            <text:p>21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3.411764705882399" table:style-name="ce11">
            <text:p>1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161290322581" table:style-name="ce15">
            <text:p>14</text:p>
          </table:table-cell>
          <table:table-cell office:value-type="float" office:value="31" table:style-name="ce16">
            <text:p>3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44" table:style-name="ce15">
            <text:p>11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8" table:style-name="ce15">
            <text:p>17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29</text:p>
          </table:table-cell>
          <table:table-cell office:value-type="string" table:style-name="ce10">
            <text:p>RADIOGRAFIA COMPLETA DELLA COLONNA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3333333333333304" table:style-name="ce15">
            <text:p>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0.25" table:style-name="ce15">
            <text:p>20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1</text:p>
          </table:table-cell>
          <table:table-cell office:value-type="string" table:style-name="ce10">
            <text:p>MAMMOGRAFIA <text:s/>BI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3.5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046875" table:style-name="ce15">
            <text:p>15</text:p>
          </table:table-cell>
          <table:table-cell office:value-type="float" office:value="64" table:style-name="ce16">
            <text:p>6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3.68965517241401" table:style-name="ce15">
            <text:p>154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2.638364779874" table:style-name="ce15">
            <text:p>183</text:p>
          </table:table-cell>
          <table:table-cell office:value-type="float" office:value="318" table:style-name="ce16">
            <text:p>3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2" table:style-name="ce15">
            <text:p>3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372</text:p>
          </table:table-cell>
          <table:table-cell office:value-type="string" table:style-name="ce10">
            <text:p>MAMMOGRAFIA MONOLATE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66.17142857142898" table:style-name="ce15">
            <text:p>266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</text:p>
          </table:table-cell>
          <table:table-cell office:value-type="string" table:style-name="ce10">
            <text:p>TOMOGRAFIA COMPUTERIZZATA (TC) DEL TORAC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25" table:style-name="ce15">
            <text:p>2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2.25" table:style-name="ce15">
            <text:p>42</text:p>
          </table:table-cell>
          <table:table-cell office:value-type="float" office:value="60" table:style-name="ce16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" table:style-name="ce15">
            <text:p>1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714285714285694" table:style-name="ce11">
            <text:p>9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5" table:style-name="ce15">
            <text:p>8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11</text:p>
          </table:table-cell>
          <table:table-cell office:value-type="string" table:style-name="ce10">
            <text:p>TOMOGRAFIA COMPUTERIZZATA (TC) DEL TORAC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5.6666666666667" table:style-name="ce11">
            <text:p>1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.6666666666667" table:style-name="ce15">
            <text:p>2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0.705882352941202" table:style-name="ce15">
            <text:p>41</text:p>
          </table:table-cell>
          <table:table-cell office:value-type="float" office:value="34" table:style-name="ce16">
            <text:p>3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3333333333333299" table:style-name="ce15">
            <text:p>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5" table:style-name="ce15">
            <text:p>2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3333333333333" table:style-name="ce15">
            <text:p>18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1111111111111107" table:style-name="ce11">
            <text:p>9</text:p>
          </table:table-cell>
          <table:table-cell office:value-type="float" office:value="27" table:style-name="ce12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25" table:style-name="ce15">
            <text:p>10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875" table:style-name="ce15">
            <text:p>32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4444444444444402" table:style-name="ce15">
            <text:p>6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32</text:p>
          </table:table-cell>
          <table:table-cell office:value-type="string" table:style-name="ce10">
            <text:p>RADIOGRAFIA MONOLATERALE DI COSTE, STERNO, CLAVICO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.5714285714285698" table:style-name="ce11">
            <text:p>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15" table:style-name="ce11">
            <text:p>1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6666666666667" table:style-name="ce15">
            <text:p>1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" table:style-name="ce15">
            <text:p>2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3.5" table:style-name="ce11">
            <text:p>2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" table:style-name="ce15">
            <text:p>1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41</text:p>
          </table:table-cell>
          <table:table-cell office:value-type="string" table:style-name="ce10">
            <text:p>RADIOGRAFIA DEL TORACE DI ROUTINE, NAS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1" table:style-name="ce15">
            <text:p>4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5" table:style-name="ce15">
            <text:p>1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9230769230769" table:style-name="ce15">
            <text:p>14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0363636363636" table:style-name="ce15">
            <text:p>23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7.5" table:style-name="ce11">
            <text:p>8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.75" table:style-name="ce15">
            <text:p>8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63636363636401" table:style-name="ce15">
            <text:p>12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5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491</text:p>
          </table:table-cell>
          <table:table-cell office:value-type="string" table:style-name="ce10">
            <text:p>RADIOGRAFIA DELLA <text:s/>TRACHE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1</text:p>
          </table:table-cell>
          <table:table-cell office:value-type="string" table:style-name="ce10">
            <text:p>RADIOGRAFIA COMPLETA DEL TUBO DIGERENT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3.5" table:style-name="ce11">
            <text:p>3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2</text:p>
          </table:table-cell>
          <table:table-cell office:value-type="string" table:style-name="ce10">
            <text:p>RADIOGRAFIA <text:s/>DEL TRATTO GASTROINTESTINALE SUP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2" table:style-name="ce11">
            <text:p>2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622</text:p>
          </table:table-cell>
          <table:table-cell office:value-type="string" table:style-name="ce10">
            <text:p>RADIOGRAFIA DELL'ESOFAGO CON DOPPIO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11</text:p>
          </table:table-cell>
          <table:table-cell office:value-type="string" table:style-name="ce10">
            <text:p>TOMOGRAFIA COMPUTERIZZATA (TC) DEI RENI, SENZA E CON CONTRAST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6</text:p>
          </table:table-cell>
          <table:table-cell office:value-type="string" table:style-name="ce10">
            <text:p>CISTOURETROGRAFIA RETROGRAD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7</text:p>
          </table:table-cell>
          <table:table-cell office:value-type="string" table:style-name="ce10">
            <text:p>CISTOGRAF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79</text:p>
          </table:table-cell>
          <table:table-cell office:value-type="string" table:style-name="ce10">
            <text:p>RADIOGRAFIA DELL' APPARATO URINARIO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783</text:p>
          </table:table-cell>
          <table:table-cell office:value-type="string" table:style-name="ce10">
            <text:p>ISTEROSALPINGOGRAF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875" table:style-name="ce11">
            <text:p>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2</text:p>
          </table:table-cell>
          <table:table-cell office:value-type="string" table:style-name="ce10">
            <text:p>TOMOGRAFIA COMPUTERIZZATA (TC) DELL' 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47" table:style-name="ce11">
            <text:p>4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4</text:p>
          </table:table-cell>
          <table:table-cell office:value-type="string" table:style-name="ce10">
            <text:p>TOMOGRAFIA COMPUTERIZZATA (TC) DELL' ADDOME INF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5</text:p>
          </table:table-cell>
          <table:table-cell office:value-type="string" table:style-name="ce10">
            <text:p>TOMOGRAFIA COMPUTERIZZATA (TC) DELL'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016</text:p>
          </table:table-cell>
          <table:table-cell office:value-type="string" table:style-name="ce10">
            <text:p>TOMOGRAFIA COMPUTERIZZATA (TC) DELL' ADDOME COMPLET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5555555555556" table:style-name="ce11">
            <text:p>1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.875" table:style-name="ce15">
            <text:p>22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9.075000000000003" table:style-name="ce15">
            <text:p>39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952380952381001" table:style-name="ce15">
            <text:p>16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2307692307692299" table:style-name="ce11">
            <text:p>9</text:p>
          </table:table-cell>
          <table:table-cell office:value-type="float" office:value="39" table:style-name="ce12">
            <text:p>3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0666666666667" table:style-name="ce15">
            <text:p>10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785714285714299" table:style-name="ce15">
            <text:p>30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19</text:p>
          </table:table-cell>
          <table:table-cell office:value-type="string" table:style-name="ce10">
            <text:p>RADIOGRAFIA DELL' ADDOM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1</text:p>
          </table:table-cell>
          <table:table-cell office:value-type="string" table:style-name="ce10">
            <text:p>RADIOGRAFIA DI SPALLA, BRACCIO, TORACO-BRACHI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8055555555556" table:style-name="ce15">
            <text:p>17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5" table:style-name="ce15">
            <text:p>1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6.307692307692299" table:style-name="ce11">
            <text:p>16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117647058823501" table:style-name="ce15">
            <text:p>21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.6666666666666696" table:style-name="ce11">
            <text:p>6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8571428571429" table:style-name="ce15">
            <text:p>1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0.6666666666667" table:style-name="ce11">
            <text:p>4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.5" table:style-name="ce11">
            <text:p>1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8571428571429" table:style-name="ce15">
            <text:p>1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375" table:style-name="ce15">
            <text:p>1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2</text:p>
          </table:table-cell>
          <table:table-cell office:value-type="string" table:style-name="ce10">
            <text:p>RADIOGRAFIA DI GOMITO, AVAMBRACCI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.6666666666666701" table:style-name="ce11">
            <text:p>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4.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3333333333333" table:style-name="ce15">
            <text:p>2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8.5" table:style-name="ce11">
            <text:p>1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8" table:style-name="ce15">
            <text:p>15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3</text:p>
          </table:table-cell>
          <table:table-cell office:value-type="string" table:style-name="ce10">
            <text:p>RADIOGRAFIA DI POLSO,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514705882352899" table:style-name="ce15">
            <text:p>16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3" table:style-name="ce11">
            <text:p>1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8" table:style-name="ce15">
            <text:p>11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22.3333333333333" table:style-name="ce11">
            <text:p>2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846153846153801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851851851851901" table:style-name="ce15">
            <text:p>22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899999999999999" table:style-name="ce15">
            <text:p>1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3.7777777777778" table:style-name="ce11">
            <text:p>5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588235294117599" table:style-name="ce15">
            <text:p>17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972972972973" table:style-name="ce15">
            <text:p>16</text:p>
          </table:table-cell>
          <table:table-cell office:value-type="float" office:value="37" table:style-name="ce16">
            <text:p>3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6</text:p>
          </table:table-cell>
          <table:table-cell office:value-type="string" table:style-name="ce10">
            <text:p>RADIOGRAFIA DI BACINO, AN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71428571428571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" table:style-name="ce15">
            <text:p>17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18.272727272727298" table:style-name="ce11">
            <text:p>18</text:p>
          </table:table-cell>
          <table:table-cell office:value-type="float" office:value="22" table:style-name="ce12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8.548387096774199" table:style-name="ce11">
            <text:p>19</text:p>
          </table:table-cell>
          <table:table-cell office:value-type="float" office:value="31" table:style-name="ce12">
            <text:p>3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530303030302999" table:style-name="ce15">
            <text:p>25</text:p>
          </table:table-cell>
          <table:table-cell office:value-type="float" office:value="66" table:style-name="ce16">
            <text:p>6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3.7692307692308" table:style-name="ce11">
            <text:p>14</text:p>
          </table:table-cell>
          <table:table-cell office:value-type="float" office:value="13" table:style-name="ce12">
            <text:p>1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333333333333" table:style-name="ce15">
            <text:p>12</text:p>
          </table:table-cell>
          <table:table-cell office:value-type="float" office:value="48" table:style-name="ce16">
            <text:p>4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69.272727272727295" table:style-name="ce11">
            <text:p>69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586206896551699" table:style-name="ce15">
            <text:p>14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966101694915299" table:style-name="ce15">
            <text:p>17</text:p>
          </table:table-cell>
          <table:table-cell office:value-type="float" office:value="59" table:style-name="ce16">
            <text:p>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7</text:p>
          </table:table-cell>
          <table:table-cell office:value-type="string" table:style-name="ce10">
            <text:p>RADIOGRAFIA DI FEMORE, GINOCCHIO, GAMB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5.1428571428571397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.384615384615399" table:style-name="ce15">
            <text:p>12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9" table:style-name="ce11">
            <text:p>1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272727272727298" table:style-name="ce15">
            <text:p>17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8.149999999999999" table:style-name="ce11">
            <text:p>18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7321428571429" table:style-name="ce15">
            <text:p>25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1666666666667" table:style-name="ce15">
            <text:p>1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175000000000001" table:style-name="ce15">
            <text:p>15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8.142857142857103" table:style-name="ce11">
            <text:p>4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75" table:style-name="ce15">
            <text:p>12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90909090909101" table:style-name="ce15">
            <text:p>17</text:p>
          </table:table-cell>
          <table:table-cell office:value-type="float" office:value="44" table:style-name="ce16">
            <text:p>4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8</text:p>
          </table:table-cell>
          <table:table-cell office:value-type="string" table:style-name="ce10">
            <text:p>RADIOGRAFIA DI CAVIGLIA, <text:s/>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714285714285703" table:style-name="ce11">
            <text:p>5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666666666667" table:style-name="ce15">
            <text:p>18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75" table:style-name="ce15">
            <text:p>19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933333333333302" table:style-name="ce15">
            <text:p>19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1.6666666666667" table:style-name="ce11">
            <text:p>2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07692307692299" table:style-name="ce15">
            <text:p>23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6388888888889" table:style-name="ce15">
            <text:p>16</text:p>
          </table:table-cell>
          <table:table-cell office:value-type="float" office:value="36" table:style-name="ce16">
            <text:p>3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.2222222222222" table:style-name="ce11">
            <text:p>32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7.125" table:style-name="ce11">
            <text:p>17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961538461538499" table:style-name="ce15">
            <text:p>17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1</text:p>
          </table:table-cell>
          <table:table-cell office:value-type="string" table:style-name="ce10">
            <text:p>RADIOGRAFIA COMPLETA DEGLI ARTI INFERIORI E DEL BACINO SOTTO CARIC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6.5" table:style-name="ce11">
            <text:p>2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0" table:style-name="ce15">
            <text:p>2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" table:style-name="ce15">
            <text:p>1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292</text:p>
          </table:table-cell>
          <table:table-cell office:value-type="string" table:style-name="ce10">
            <text:p>RADIOGRAFIA <text:s/>ASSIALE DELLA ROTULA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3" table:style-name="ce11">
            <text:p>2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56" table:style-name="ce11">
            <text:p>5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9.3333333333333" table:style-name="ce11">
            <text:p>1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6666666666667" table:style-name="ce15">
            <text:p>14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31</text:p>
          </table:table-cell>
          <table:table-cell office:value-type="string" table:style-name="ce10">
            <text:p>STUDIO DELL' ETA' OSS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1</text:p>
          </table:table-cell>
          <table:table-cell office:value-type="string" table:style-name="ce10">
            <text:p>TOMOGRAFIA COMPUTERIZZATA <text:s/>(TC) DEL RACHIDE E DELLO SPECO VERTEBRAL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75" table:style-name="ce11">
            <text:p>7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" table:style-name="ce15">
            <text:p>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" table:style-name="ce15">
            <text:p>15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2</text:p>
          </table:table-cell>
          <table:table-cell office:value-type="string" table:style-name="ce10">
            <text:p>TOMOGRAFIA COMPUTERIZZATA <text:s/>(TC) DEL RACHIDE E DELLO SPECO VERTEBRAL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3</text:p>
          </table:table-cell>
          <table:table-cell office:value-type="string" table:style-name="ce10">
            <text:p>TOMOGRAFIA COMPUTERIZZATA <text:s/>(TC) DI SPALLA, GOMITO, POLSO E MA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2.75" table:style-name="ce11">
            <text:p>1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4</text:p>
          </table:table-cell>
          <table:table-cell office:value-type="string" table:style-name="ce10">
            <text:p>TOMOGRAFIA COMPUTERIZZATA <text:s/>(TC) DI SPALLA, GOMITO, POLSO E MAN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8" table:style-name="ce11">
            <text:p>4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5</text:p>
          </table:table-cell>
          <table:table-cell office:value-type="string" table:style-name="ce10">
            <text:p>TOMOGRAFIA COMPUTERIZZATA (TC) DEL BACIN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6</text:p>
          </table:table-cell>
          <table:table-cell office:value-type="string" table:style-name="ce10">
            <text:p>TOMOGRAFIA COMPUTERIZZATA (TC) DI FEMORE, GINOCCHIO, CAVIGLIA E PIED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.6666666666666696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387</text:p>
          </table:table-cell>
          <table:table-cell office:value-type="string" table:style-name="ce10">
            <text:p>TOMOGRAFIA COMPUTERIZZATA (TC) DI FEMORE, GINOCCHIO, CAVIGLIA E PIEDE, SENZA E CON CONTRAST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12" table:style-name="ce11">
            <text:p>1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14</text:p>
          </table:table-cell>
          <table:table-cell office:value-type="string" table:style-name="ce10">
            <text:p>DIAGNOSTICA ECOGRAFICA DEL CAPO E DEL C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2.384615384615401" table:style-name="ce15">
            <text:p>92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1" table:style-name="ce15">
            <text:p>2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3333333333333" table:style-name="ce15">
            <text:p>1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8.5" table:style-name="ce11">
            <text:p>4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21" table:style-name="ce11">
            <text:p>2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0625" table:style-name="ce15">
            <text:p>3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8.8" table:style-name="ce15">
            <text:p>69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.5789473684210504" table:style-name="ce11">
            <text:p>6</text:p>
          </table:table-cell>
          <table:table-cell office:value-type="float" office:value="19" table:style-name="ce12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.5555555555555598" table:style-name="ce15">
            <text:p>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0.3333333333333" table:style-name="ce11">
            <text:p>1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72" table:style-name="ce15">
            <text:p>72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7.488888888888894" table:style-name="ce15">
            <text:p>87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1</text:p>
          </table:table-cell>
          <table:table-cell office:value-type="string" table:style-name="ce10">
            <text:p>ECOGRAFIA BILATERALE DELLA MAMMELL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34" table:style-name="ce11">
            <text:p>3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285714285714301" table:style-name="ce15">
            <text:p>15</text:p>
          </table:table-cell>
          <table:table-cell office:value-type="float" office:value="42" table:style-name="ce16">
            <text:p>4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42.875" table:style-name="ce11">
            <text:p>4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2" table:style-name="ce15">
            <text:p>61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23.7777777777778" table:style-name="ce11">
            <text:p>24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1" table:style-name="ce15">
            <text:p>141</text:p>
          </table:table-cell>
          <table:table-cell office:value-type="float" office:value="30" table:style-name="ce16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4.87796610169499" table:style-name="ce15">
            <text:p>195</text:p>
          </table:table-cell>
          <table:table-cell office:value-type="float" office:value="295" table:style-name="ce16">
            <text:p>29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2" table:style-name="ce15">
            <text:p>4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2</text:p>
          </table:table-cell>
          <table:table-cell office:value-type="string" table:style-name="ce10">
            <text:p>ECOGRAFIA MONOLATERALE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5.3333333333333" table:style-name="ce11">
            <text:p>7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1.444444444444" table:style-name="ce15">
            <text:p>241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35</text:p>
          </table:table-cell>
          <table:table-cell office:value-type="string" table:style-name="ce10">
            <text:p>ECO(COLOR)DOPPLER DEI TRONCHI SOVRAAORTIC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.5" table:style-name="ce11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" table:style-name="ce15">
            <text:p>1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1.785714285714306" table:style-name="ce15">
            <text:p>8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1.875" table:style-name="ce11">
            <text:p>4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6666666666667" table:style-name="ce15">
            <text:p>65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25" table:style-name="ce11">
            <text:p>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4" table:style-name="ce15">
            <text:p>2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5" table:style-name="ce15">
            <text:p>14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8.52" table:style-name="ce15">
            <text:p>99</text:p>
          </table:table-cell>
          <table:table-cell office:value-type="float" office:value="50" table:style-name="ce16">
            <text:p>5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1</text:p>
          </table:table-cell>
          <table:table-cell office:value-type="string" table:style-name="ce10">
            <text:p>ECOGRAFIA DELL' 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142857142857096" table:style-name="ce15">
            <text:p>69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8" table:style-name="ce11">
            <text:p>1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65" table:style-name="ce11">
            <text:p>65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67" table:style-name="ce11">
            <text:p>6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9.5" table:style-name="ce15">
            <text:p>90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5.5" table:style-name="ce15">
            <text:p>8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64.6666666666667" table:style-name="ce11">
            <text:p>6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2</text:p>
          </table:table-cell>
          <table:table-cell office:value-type="string" table:style-name="ce10">
            <text:p>ECO(COLOR)DOPPLER DEL FEGATO E DELLE VIE BILIAR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3.857142857143" table:style-name="ce11">
            <text:p>114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9.3333333333333304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5</text:p>
          </table:table-cell>
          <table:table-cell office:value-type="string" table:style-name="ce10">
            <text:p>ECO(COLOR)DOPPLER DEI RENI E DEI SURREN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0" table:style-name="ce11">
            <text:p>15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4A</text:p>
          </table:table-cell>
          <table:table-cell office:value-type="string" table:style-name="ce10">
            <text:p>ECOGRAFIA DELL' ADDOME SUPERIORE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51</text:p>
          </table:table-cell>
          <table:table-cell office:value-type="string" table:style-name="ce10">
            <text:p>ECOGRAFIA DELL' ADDOME INF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7" table:style-name="ce11">
            <text:p>2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52" table:style-name="ce11">
            <text:p>5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7.5714285714285703" table:style-name="ce11">
            <text:p>8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3333333333333304" table:style-name="ce15">
            <text:p>6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4.533333333333303" table:style-name="ce15">
            <text:p>75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.5" table:style-name="ce15">
            <text:p>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8.4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4.7" table:style-name="ce15">
            <text:p>15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0769230769231" table:style-name="ce15">
            <text:p>1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5" table:style-name="ce15">
            <text:p>6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909090909090899" table:style-name="ce15">
            <text:p>20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9.5" table:style-name="ce11">
            <text:p>10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4.421052631578902" table:style-name="ce15">
            <text:p>34</text:p>
          </table:table-cell>
          <table:table-cell office:value-type="float" office:value="19" table:style-name="ce16">
            <text:p>1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4.05" table:style-name="ce15">
            <text:p>64</text:p>
          </table:table-cell>
          <table:table-cell office:value-type="float" office:value="40" table:style-name="ce16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9166666666666696" table:style-name="ce11">
            <text:p>5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.1851851851851896" table:style-name="ce15">
            <text:p>5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8571428571428599" table:style-name="ce15">
            <text:p>4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.0714285714286" table:style-name="ce11">
            <text:p>13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5.422222222222203" table:style-name="ce15">
            <text:p>75</text:p>
          </table:table-cell>
          <table:table-cell office:value-type="float" office:value="45" table:style-name="ce16">
            <text:p>4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1428571428571397" table:style-name="ce15">
            <text:p>6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2</text:p>
          </table:table-cell>
          <table:table-cell office:value-type="string" table:style-name="ce10">
            <text:p>ECOGRAFIA DI GROSSI VASI ADDOMINA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04.25" table:style-name="ce11">
            <text:p>10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40.4" table:style-name="ce11">
            <text:p>14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72</text:p>
          </table:table-cell>
          <table:table-cell office:value-type="string" table:style-name="ce10">
            <text:p>ECO(COLOR)DOPPLERGRAFIA DEGLI ARTI SUPERIORI O INFERIORI O DISTRETTUALE, ARTERIOSA O VENO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75" table:style-name="ce11">
            <text:p>1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" table:style-name="ce15">
            <text:p>8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8.3" table:style-name="ce15">
            <text:p>88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42.5" table:style-name="ce11">
            <text:p>4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75" table:style-name="ce15">
            <text:p>38</text:p>
          </table:table-cell>
          <table:table-cell office:value-type="float" office:value="12" table:style-name="ce16">
            <text:p>1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875" table:style-name="ce11">
            <text:p>4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" table:style-name="ce15">
            <text:p>1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.6666666666666701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75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1.4" table:style-name="ce11">
            <text:p>11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8.727272727273" table:style-name="ce15">
            <text:p>109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1</text:p>
          </table:table-cell>
          <table:table-cell office:value-type="string" table:style-name="ce10">
            <text:p>ECOGRAFIA DELLA CUTE E DEL TESSUTO SOTTOCUTANE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75" table:style-name="ce11">
            <text:p>1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5.727272727272698" table:style-name="ce15">
            <text:p>3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1.454545454545" table:style-name="ce15">
            <text:p>111</text:p>
          </table:table-cell>
          <table:table-cell office:value-type="float" office:value="22" table:style-name="ce16">
            <text:p>2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" table:style-name="ce15">
            <text:p>2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5.25" table:style-name="ce15">
            <text:p>1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3.2" table:style-name="ce11">
            <text:p>23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7.384615384615401" table:style-name="ce11">
            <text:p>37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4.716981132075503" table:style-name="ce15">
            <text:p>85</text:p>
          </table:table-cell>
          <table:table-cell office:value-type="float" office:value="53" table:style-name="ce16">
            <text:p>5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1999999999999993" table:style-name="ce11">
            <text:p>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1.25" table:style-name="ce15">
            <text:p>1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6" table:style-name="ce15">
            <text:p>14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.5" table:style-name="ce15">
            <text:p>3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2</text:p>
          </table:table-cell>
          <table:table-cell office:value-type="string" table:style-name="ce10">
            <text:p>ECOGRAFIA OSTEOARTICOL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5" table:style-name="ce15">
            <text:p>2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3</text:p>
          </table:table-cell>
          <table:table-cell office:value-type="string" table:style-name="ce10">
            <text:p>ECOGRAFIA MUSCOLOTENDINE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714285714285699" table:style-name="ce11">
            <text:p>12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0.75" table:style-name="ce15">
            <text:p>31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" table:style-name="ce15">
            <text:p>6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7.571428571428601" table:style-name="ce15">
            <text:p>18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59" table:style-name="ce11">
            <text:p>5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1666666666667" table:style-name="ce15">
            <text:p>37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B</text:p>
          </table:table-cell>
          <table:table-cell office:value-type="float" office:value="14.75" table:style-name="ce11">
            <text:p>15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5714285714286" table:style-name="ce15">
            <text:p>12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7.4" table:style-name="ce15">
            <text:p>9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6666666666666696" table:style-name="ce11">
            <text:p>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.6666666666666696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5.6666666666667" table:style-name="ce11">
            <text:p>16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4.5" table:style-name="ce15">
            <text:p>8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4" table:style-name="ce11">
            <text:p>1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6.799999999999997" table:style-name="ce15">
            <text:p>37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14.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6" table:style-name="ce15">
            <text:p>9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50" table:style-name="ce11">
            <text:p>5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6666666666666696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02</text:p>
          </table:table-cell>
          <table:table-cell office:value-type="string" table:style-name="ce10">
            <text:p>RICOSTRUZIONE TRIDIMENSIONALE TC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6.6" table:style-name="ce11">
            <text:p>7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8125" table:style-name="ce15">
            <text:p>14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625" table:style-name="ce15">
            <text:p>4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1</text:p>
          </table:table-cell>
          <table:table-cell office:value-type="string" table:style-name="ce10">
            <text:p>RISONANZA MAGNETICA NUCLEARE (RM) DEL CERVELLO E DEL TRONCO ENCEFAL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8571428571429" table:style-name="ce15">
            <text:p>2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5" table:style-name="ce15">
            <text:p>65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4285714285714297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12" table:style-name="ce15">
            <text:p>11</text:p>
          </table:table-cell>
          <table:table-cell office:value-type="float" office:value="25" table:style-name="ce16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" table:style-name="ce15">
            <text:p>13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2</text:p>
          </table:table-cell>
          <table:table-cell office:value-type="string" table:style-name="ce10">
            <text:p>RISONANZA MAGNETICA NUCLEARE (RM) DEL CERVELLO E DEL TRONCO ENCEFAL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" table:style-name="ce11">
            <text:p>1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272727272727298" table:style-name="ce15">
            <text:p>24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3.1666666666667" table:style-name="ce15">
            <text:p>63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8125" table:style-name="ce11">
            <text:p>8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1.8214285714286" table:style-name="ce15">
            <text:p>12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93333333333333" table:style-name="ce15">
            <text:p>9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8333333333333299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4</text:p>
          </table:table-cell>
          <table:table-cell office:value-type="string" table:style-name="ce10">
            <text:p>RISONANZA MAGNETICA NUCLEARE (RM) DEL MASSICCIO FACCIAL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1.6666666666667" table:style-name="ce11">
            <text:p>5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1818181818181799" table:style-name="ce15">
            <text:p>6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3333333333333304" table:style-name="ce15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5</text:p>
          </table:table-cell>
          <table:table-cell office:value-type="string" table:style-name="ce10">
            <text:p>ANGIO- RM DEL DISTRETTO VASCOLARE INTRACRANIC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0" table:style-name="ce11">
            <text:p>50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6666666666667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2" table:style-name="ce15">
            <text:p>1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7</text:p>
          </table:table-cell>
          <table:table-cell office:value-type="string" table:style-name="ce10">
            <text:p>RISONANZA MAGNETICA NUCLEARE (RM) DEL COLL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1.6666666666667" table:style-name="ce11">
            <text:p>5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8000000000000007" table:style-name="ce11">
            <text:p>1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8333333333333304" table:style-name="ce15">
            <text:p>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.3333333333333304" table:style-name="ce15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18</text:p>
          </table:table-cell>
          <table:table-cell office:value-type="string" table:style-name="ce10">
            <text:p>ANGIO- RM DEI VASI DEL C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U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1</text:p>
          </table:table-cell>
          <table:table-cell office:value-type="string" table:style-name="ce10">
            <text:p>RISONANZA MAGNETICA NUCLEARE (RM) DEL TORACE, SENZA E CON CONTRAS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28</text:p>
          </table:table-cell>
          <table:table-cell office:value-type="string" table:style-name="ce10">
            <text:p>RISONANZA MAGNETICA NUCLEARE (RM) DELLA MAMMELL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.5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1" table:style-name="ce15">
            <text:p>6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</text:p>
          </table:table-cell>
          <table:table-cell office:value-type="string" table:style-name="ce10">
            <text:p>RISONANZA MAGNETICA NUCLEARE (RM) DELLA COLONN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22.636363636363601" table:style-name="ce11">
            <text:p>23</text:p>
          </table:table-cell>
          <table:table-cell office:value-type="float" office:value="11" table:style-name="ce12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740740740740701" table:style-name="ce15">
            <text:p>28</text:p>
          </table:table-cell>
          <table:table-cell office:value-type="float" office:value="27" table:style-name="ce16">
            <text:p>2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49.857142857142897" table:style-name="ce15">
            <text:p>50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9.6" table:style-name="ce11">
            <text:p>10</text:p>
          </table:table-cell>
          <table:table-cell office:value-type="float" office:value="25" table:style-name="ce12">
            <text:p>2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5.8275862068966" table:style-name="ce15">
            <text:p>16</text:p>
          </table:table-cell>
          <table:table-cell office:value-type="float" office:value="29" table:style-name="ce16">
            <text:p>2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5" table:style-name="ce15">
            <text:p>15</text:p>
          </table:table-cell>
          <table:table-cell office:value-type="float" office:value="18" table:style-name="ce16">
            <text:p>1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6428571428571397" table:style-name="ce15">
            <text:p>7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31</text:p>
          </table:table-cell>
          <table:table-cell office:value-type="string" table:style-name="ce10">
            <text:p>RISONANZA MAGNETICA NUCLEARE (RM) DELLA COLONN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3" table:style-name="ce11">
            <text:p>63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" table:style-name="ce15">
            <text:p>71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7.5555555555555598" table:style-name="ce11">
            <text:p>8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6666666666666696" table:style-name="ce15">
            <text:p>9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" table:style-name="ce15">
            <text:p>2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.5" table:style-name="ce15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1</text:p>
          </table:table-cell>
          <table:table-cell office:value-type="string" table:style-name="ce10">
            <text:p>RISONANZA MAGNETICA NUCLEARE (RM) MUSCOLOSCHELETR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1.3333333333333" table:style-name="ce11">
            <text:p>11</text:p>
          </table:table-cell>
          <table:table-cell office:value-type="float" office:value="9" table:style-name="ce12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4" table:style-name="ce15">
            <text:p>9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5.6666666666667" table:style-name="ce15">
            <text:p>3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7" table:style-name="ce15">
            <text:p>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5294117647058805" table:style-name="ce11">
            <text:p>9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6666666666666696" table:style-name="ce15">
            <text:p>10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.7272727272727" table:style-name="ce15">
            <text:p>15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.8888888888888902" table:style-name="ce15">
            <text:p>7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42</text:p>
          </table:table-cell>
          <table:table-cell office:value-type="string" table:style-name="ce10">
            <text:p>RISONANZA MAGNETICA NUCLEARE (RM) MUSCOLOSCHELETRICA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D</text:p>
          </table:table-cell>
          <table:table-cell office:value-type="float" office:value="6.5" table:style-name="ce11">
            <text:p>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1" table:style-name="ce15">
            <text:p>71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1" table:style-name="ce11">
            <text:p>11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.25" table:style-name="ce15">
            <text:p>6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4" table:style-name="ce15">
            <text:p>4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1</text:p>
          </table:table-cell>
          <table:table-cell office:value-type="string" table:style-name="ce10">
            <text:p>RISONANZA MAGNETICA NUCLEARE (RM) DELL'ADDOME SUPERIO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8" table:style-name="ce11">
            <text:p>7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2</text:p>
          </table:table-cell>
          <table:table-cell office:value-type="string" table:style-name="ce10">
            <text:p>RISONANZA MAGNETICA NUCLEARE (RM) DELL'ADDOME SUPERIORE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45" table:style-name="ce15">
            <text:p>4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5" table:style-name="ce15">
            <text:p>62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6.4" table:style-name="ce11">
            <text:p>6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0.8333333333333" table:style-name="ce15">
            <text:p>11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.3333333333333304" table:style-name="ce15">
            <text:p>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6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4</text:p>
          </table:table-cell>
          <table:table-cell office:value-type="string" table:style-name="ce10">
            <text:p>RISONANZA MAGNETICA NUCLEARE (RM) DELL'ADDOME INFERIORE E SCAVO PELVIC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" table:style-name="ce15">
            <text:p>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5</text:p>
          </table:table-cell>
          <table:table-cell office:value-type="string" table:style-name="ce10">
            <text:p>RISONANZA MAGNETICA NUCLEARE (RM) DELL'ADDOME INFERIORE E SCAVO PELVICO, SENZA E CON CONTRAST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10.6666666666667" table:style-name="ce11">
            <text:p>1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1.5" table:style-name="ce15">
            <text:p>62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8.4285714285714306" table:style-name="ce11">
            <text:p>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9.5" table:style-name="ce15">
            <text:p>1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5" table:style-name="ce15">
            <text:p>11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56</text:p>
          </table:table-cell>
          <table:table-cell office:value-type="string" table:style-name="ce10">
            <text:p>ANGIO RM DELL'ADDOME INFERIO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992</text:p>
          </table:table-cell>
          <table:table-cell office:value-type="string" table:style-name="ce10">
            <text:p>DENSITOMETRIA OSSEA CON TECNICA DI ASSORBIMENTO A <text:s/>RAGGI X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9.1428571428571406" table:style-name="ce11">
            <text:p>9</text:p>
          </table:table-cell>
          <table:table-cell office:value-type="float" office:value="14" table:style-name="ce12">
            <text:p>1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.338235294117601" table:style-name="ce15">
            <text:p>13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Recupero e riabilitazione funzionale</text:p>
          </table:table-cell>
          <table:table-cell office:value-type="string" table:style-name="ce10">
            <text:p>8901</text:p>
          </table:table-cell>
          <table:table-cell office:value-type="string" table:style-name="ce10">
            <text:p>VISITA DI CONTROLL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.653846153846199" table:style-name="ce11">
            <text:p>14</text:p>
          </table:table-cell>
          <table:table-cell office:value-type="float" office:value="26" table:style-name="ce12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.6" table:style-name="ce15">
            <text:p>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5" table:style-name="ce11">
            <text:p>15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5" table:style-name="ce11">
            <text:p>9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" table:style-name="ce15">
            <text:p>17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1.9411764705882" table:style-name="ce15">
            <text:p>22</text:p>
          </table:table-cell>
          <table:table-cell office:value-type="float" office:value="85" table:style-name="ce16">
            <text:p>8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B2</text:p>
          </table:table-cell>
          <table:table-cell office:value-type="string" table:style-name="ce10">
            <text:p>PRIMA VISITA DI MEDICINA FISICA E RIABILITAZION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B</text:p>
          </table:table-cell>
          <table:table-cell office:value-type="float" office:value="6.6666666666666696" table:style-name="ce11">
            <text:p>7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8.1666666666666696" table:style-name="ce15">
            <text:p>8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5" table:style-name="ce15">
            <text:p>11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3333333333333299" table:style-name="ce15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5.8214285714285703" table:style-name="ce11">
            <text:p>6</text:p>
          </table:table-cell>
          <table:table-cell office:value-type="float" office:value="28" table:style-name="ce12">
            <text:p>2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P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5.4" table:style-name="ce11">
            <text:p>5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" table:style-name="ce15">
            <text:p>6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.7818181818181795" table:style-name="ce15">
            <text:p>10</text:p>
          </table:table-cell>
          <table:table-cell office:value-type="float" office:value="55" table:style-name="ce16">
            <text:p>5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21" table:style-name="ce12">
            <text:p>2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8.0588235294117592" table:style-name="ce11">
            <text:p>8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7.6666666666667" table:style-name="ce15">
            <text:p>18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547619047619001" table:style-name="ce15">
            <text:p>17</text:p>
          </table:table-cell>
          <table:table-cell office:value-type="float" office:value="126" table:style-name="ce16">
            <text:p>1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5" table:style-name="ce15">
            <text:p>25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1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42</text:p>
          </table:table-cell>
          <table:table-cell office:value-type="string" table:style-name="ce10">
            <text:p>VALUTAZIONE MANUALE DI FUNZIONE MUSCOLAR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6.1428571428571397" table:style-name="ce11">
            <text:p>6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41" table:style-name="ce12">
            <text:p>4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.1666666666666696" table:style-name="ce11">
            <text:p>9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1.4" table:style-name="ce11">
            <text:p>1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9.623655913978499" table:style-name="ce11">
            <text:p>20</text:p>
          </table:table-cell>
          <table:table-cell office:value-type="float" office:value="93" table:style-name="ce12">
            <text:p>9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086</text:p>
          </table:table-cell>
          <table:table-cell office:value-type="string" table:style-name="ce10">
            <text:p>STIMOLAZIONE RIPETITIV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74" table:style-name="ce11">
            <text:p>174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1.593220338983102" table:style-name="ce11">
            <text:p>32</text:p>
          </table:table-cell>
          <table:table-cell office:value-type="float" office:value="59" table:style-name="ce12">
            <text:p>59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1</text:p>
          </table:table-cell>
          <table:table-cell office:value-type="string" table:style-name="ce10">
            <text:p>RIEDUCAZIONE MOTORIA INDIVIDUALE IN MOTULESO GRAVE STRUMENTALE COMPLESS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" table:style-name="ce11">
            <text:p>21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2</text:p>
          </table:table-cell>
          <table:table-cell office:value-type="string" table:style-name="ce10">
            <text:p>RIEDUCAZIONE MOTORIA INDIVIDUALE IN MOTULESO GRAVE SEMPLIC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.5" table:style-name="ce11">
            <text:p>10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0.571428571428598" table:style-name="ce11">
            <text:p>41</text:p>
          </table:table-cell>
          <table:table-cell office:value-type="float" office:value="210" table:style-name="ce12">
            <text:p>2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3</text:p>
          </table:table-cell>
          <table:table-cell office:value-type="string" table:style-name="ce10">
            <text:p>RIEDUCAZIONE MOTORIA INDIVIDUALE IN MOTULESO SEGMENTALE STRUMENTALE COMPLESSA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8.1999999999999993" table:style-name="ce11">
            <text:p>8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5" table:style-name="ce11">
            <text:p>12</text:p>
          </table:table-cell>
          <table:table-cell office:value-type="float" office:value="215" table:style-name="ce12">
            <text:p>2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9" table:style-name="ce11">
            <text:p>9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6" table:style-name="ce11">
            <text:p>22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.157142857142901" table:style-name="ce11">
            <text:p>21</text:p>
          </table:table-cell>
          <table:table-cell office:value-type="float" office:value="695" table:style-name="ce12">
            <text:p>69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4</text:p>
          </table:table-cell>
          <table:table-cell office:value-type="string" table:style-name="ce10">
            <text:p>RIEDUCAZIONE MOTORIA INDIVIDUALE IN MOTULESO SEGMENTALE SEMPLICE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3.6666666666666701" table:style-name="ce11">
            <text:p>4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83" table:style-name="ce11">
            <text:p>83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15</text:p>
          </table:table-cell>
          <table:table-cell office:value-type="string" table:style-name="ce10">
            <text:p>RIEDUCAZIONE MOTORIA IN GRUPP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3" table:style-name="ce11">
            <text:p>13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6</text:p>
          </table:table-cell>
          <table:table-cell office:value-type="string" table:style-name="ce10">
            <text:p>MOBILIZZAZIONE DI ALTRE ARTICOLAZIONI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4" table:style-name="ce11">
            <text:p>14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3.5666666666667" table:style-name="ce11">
            <text:p>14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191</text:p>
          </table:table-cell>
          <table:table-cell office:value-type="string" table:style-name="ce10">
            <text:p>ESERCIZI POSTURALI - PROPRIOCETTIV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60" table:style-name="ce12">
            <text:p>6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1.521739130434799" table:style-name="ce11">
            <text:p>12</text:p>
          </table:table-cell>
          <table:table-cell office:value-type="float" office:value="230" table:style-name="ce12">
            <text:p>2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1.6666666666667" table:style-name="ce11">
            <text:p>12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1.6" table:style-name="ce11">
            <text:p>22</text:p>
          </table:table-cell>
          <table:table-cell office:value-type="float" office:value="45" table:style-name="ce12">
            <text:p>4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1.630136986301402" table:style-name="ce11">
            <text:p>22</text:p>
          </table:table-cell>
          <table:table-cell office:value-type="float" office:value="721" table:style-name="ce12">
            <text:p>72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2</text:p>
          </table:table-cell>
          <table:table-cell office:value-type="string" table:style-name="ce10">
            <text:p>TRAINING DEAMBULATORI E DEL PASSO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5.5" table:style-name="ce11">
            <text:p>26</text:p>
          </table:table-cell>
          <table:table-cell office:value-type="float" office:value="29" table:style-name="ce12">
            <text:p>2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4.4000000000000004" table:style-name="ce11">
            <text:p>4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7.769230769230798" table:style-name="ce11">
            <text:p>18</text:p>
          </table:table-cell>
          <table:table-cell office:value-type="float" office:value="130" table:style-name="ce12">
            <text:p>13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26</text:p>
          </table:table-cell>
          <table:table-cell office:value-type="string" table:style-name="ce10">
            <text:p>RISOLUZIONE MANUALE DI ADERENZE ARTICOLARI</text:p>
          </table:table-cell>
          <table:table-cell office:value-type="string" table:style-name="ce10">
            <text:p>AMBULATORIO CERNOBBIO RIABIL.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2.875" table:style-name="ce11">
            <text:p>23</text:p>
          </table:table-cell>
          <table:table-cell office:value-type="float" office:value="24" table:style-name="ce12">
            <text:p>2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17" table:style-name="ce11">
            <text:p>17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5.3085106382979" table:style-name="ce11">
            <text:p>15</text:p>
          </table:table-cell>
          <table:table-cell office:value-type="float" office:value="94" table:style-name="ce12">
            <text:p>9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2</text:p>
          </table:table-cell>
          <table:table-cell office:value-type="string" table:style-name="ce10">
            <text:p>MASSOTERAPIA PER DRENAGGIO LINFATIC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5</text:p>
          </table:table-cell>
          <table:table-cell office:value-type="string" table:style-name="ce10">
            <text:p>ELETTRO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8.538461538461501" table:style-name="ce11">
            <text:p>19</text:p>
          </table:table-cell>
          <table:table-cell office:value-type="float" office:value="130" table:style-name="ce12">
            <text:p>1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1.384615384615401" table:style-name="ce11">
            <text:p>51</text:p>
          </table:table-cell>
          <table:table-cell office:value-type="float" office:value="130" table:style-name="ce12">
            <text:p>13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40.4" table:style-name="ce11">
            <text:p>40</text:p>
          </table:table-cell>
          <table:table-cell office:value-type="float" office:value="50" table:style-name="ce12">
            <text:p>5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36.428571428571402" table:style-name="ce11">
            <text:p>36</text:p>
          </table:table-cell>
          <table:table-cell office:value-type="float" office:value="201" table:style-name="ce12">
            <text:p>20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7</text:p>
          </table:table-cell>
          <table:table-cell office:value-type="string" table:style-name="ce10">
            <text:p>ELETTROTERAPIA DI MUSCOLI NORMO O DENERVATI DI ALTRI DISTRETT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9" table:style-name="ce11">
            <text:p>29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8</text:p>
          </table:table-cell>
          <table:table-cell office:value-type="string" table:style-name="ce10">
            <text:p>MAGNETOTERAPIA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33.75" table:style-name="ce11">
            <text:p>34</text:p>
          </table:table-cell>
          <table:table-cell office:value-type="float" office:value="80" table:style-name="ce12">
            <text:p>8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10" table:style-name="ce12">
            <text:p>1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399</text:p>
          </table:table-cell>
          <table:table-cell office:value-type="string" table:style-name="ce10">
            <text:p>ULTRASONOTERAP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8" table:style-name="ce11">
            <text:p>28</text:p>
          </table:table-cell>
          <table:table-cell office:value-type="float" office:value="90" table:style-name="ce12">
            <text:p>9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P</text:p>
          </table:table-cell>
          <table:table-cell office:value-type="float" office:value="54.235294117647101" table:style-name="ce11">
            <text:p>54</text:p>
          </table:table-cell>
          <table:table-cell office:value-type="float" office:value="170" table:style-name="ce12">
            <text:p>17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22.571428571428601" table:style-name="ce11">
            <text:p>23</text:p>
          </table:table-cell>
          <table:table-cell office:value-type="float" office:value="70" table:style-name="ce12">
            <text:p>7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2.818181818181799" table:style-name="ce11">
            <text:p>43</text:p>
          </table:table-cell>
          <table:table-cell office:value-type="float" office:value="220" table:style-name="ce12">
            <text:p>220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46</text:p>
          </table:table-cell>
          <table:table-cell office:value-type="string" table:style-name="ce10">
            <text:p>ALTRE TRAZIONI CUTANEE DEGLI ARTI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118" table:style-name="ce11">
            <text:p>118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3564</text:p>
          </table:table-cell>
          <table:table-cell office:value-type="string" table:style-name="ce10">
            <text:p>BENDAGGIO ADESIVO ELASTICO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P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8591</text:p>
          </table:table-cell>
          <table:table-cell office:value-type="string" table:style-name="ce10">
            <text:p>TERAPIA AD ONDE D’URTO FOCALIZZATE PER PATOLOGIE MUSCOLO-SCHELETRICHE</text:p>
          </table:table-cell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2">
            <text:p>1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9.412371134020599" table:style-name="ce15">
            <text:p>19</text:p>
          </table:table-cell>
          <table:table-cell office:value-type="float" office:value="291" table:style-name="ce16">
            <text:p>29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91</text:p>
          </table:table-cell>
          <table:table-cell office:value-type="string" table:style-name="ce10">
            <text:p>LASER TERAPIA ANTAL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2" table:style-name="ce11">
            <text:p>7</text:p>
          </table:table-cell>
          <table:table-cell office:value-type="float" office:value="40" table:style-name="ce12">
            <text:p>4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42.2756756756757" table:style-name="ce11">
            <text:p>42</text:p>
          </table:table-cell>
          <table:table-cell office:value-type="float" office:value="185" table:style-name="ce12">
            <text:p>185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Terapia intensiva</text:p>
          </table:table-cell>
          <table:table-cell office:value-type="string" table:style-name="ce10">
            <text:p>8192</text:p>
          </table:table-cell>
          <table:table-cell office:value-type="string" table:style-name="ce10">
            <text:p>INIEZIONE DI SOSTANZE TERAPEUTICHE NELL'ARTICOLAZIONE O NEL LEGAMENT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1</text:p>
          </table:table-cell>
          <table:table-cell office:value-type="string" table:style-name="ce10">
            <text:p>VISITA ANESTESIOLOGICA DI CONTROLLO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26.5" table:style-name="ce11">
            <text:p>27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4.478260869565201" table:style-name="ce15">
            <text:p>24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</text:p>
          </table:table-cell>
          <table:table-cell office:value-type="string" table:style-name="ce10">
            <text:p>PRIMA VISIT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8" table:style-name="ce11">
            <text:p>8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692307692307701" table:style-name="ce15">
            <text:p>23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A1</text:p>
          </table:table-cell>
          <table:table-cell office:value-type="string" table:style-name="ce10">
            <text:p>PRIMA VISITA ANESTESI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4" table:style-name="ce11">
            <text:p>2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14.8333333333333" table:style-name="ce11">
            <text:p>15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6.3333333333333" table:style-name="ce15">
            <text:p>16</text:p>
          </table:table-cell>
          <table:table-cell office:value-type="float" office:value="3" table:style-name="ce16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5" table:style-name="ce15">
            <text:p>30</text:p>
          </table:table-cell>
          <table:table-cell office:value-type="float" office:value="4" table:style-name="ce16">
            <text:p>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992</text:p>
          </table:table-cell>
          <table:table-cell office:value-type="string" table:style-name="ce10">
            <text:p>ALTRA AGOPUNTURA</text:p>
          </table:table-cell>
          <table:table-cell office:value-type="string" table:style-name="ce10">
            <text:p>POLIAMBULATORIO VIA NAPOLEONA COMO</text:p>
          </table:table-cell>
          <table:table-cell office:value-type="string" table:style-name="ce10">
            <text:p>P</text:p>
          </table:table-cell>
          <table:table-cell office:value-type="float" office:value="25.572254335260101" table:style-name="ce11">
            <text:p>26</text:p>
          </table:table-cell>
          <table:table-cell office:value-type="float" office:value="173" table:style-name="ce12">
            <text:p>173</text:p>
          </table:table-cell>
          <table:table-cell table:number-columns-repeated="16377"/>
        </table:table-row>
        <table:table-row table:style-name="ro4">
          <table:table-cell office:value-type="string" table:style-name="ce10">
            <text:p>Urologia</text:p>
          </table:table-cell>
          <table:table-cell office:value-type="string" table:style-name="ce10">
            <text:p>5717</text:p>
          </table:table-cell>
          <table:table-cell office:value-type="string" table:style-name="ce10">
            <text:p>CISTOSTOMIA PERCUTANE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1" table:style-name="ce11">
            <text:p>3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2</text:p>
          </table:table-cell>
          <table:table-cell office:value-type="string" table:style-name="ce10">
            <text:p>CISTOSCOPIA [TRANSURETRALE]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9.599999999999994" table:style-name="ce11">
            <text:p>70</text:p>
          </table:table-cell>
          <table:table-cell office:value-type="float" office:value="5" table:style-name="ce12">
            <text:p>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60.428571428571402" table:style-name="ce15">
            <text:p>60</text:p>
          </table:table-cell>
          <table:table-cell office:value-type="float" office:value="7" table:style-name="ce16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44.492307692308" table:style-name="ce15">
            <text:p>144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33</text:p>
          </table:table-cell>
          <table:table-cell office:value-type="string" table:style-name="ce10">
            <text:p>CISTOSCOPIA [TRANSURETRALE] CON BIOPS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03.25" table:style-name="ce11">
            <text:p>103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794</text:p>
          </table:table-cell>
          <table:table-cell office:value-type="string" table:style-name="ce10">
            <text:p>CATETERISMO VESCICALE</text:p>
          </table:table-cell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0" table:style-name="ce15">
            <text:p>30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29.464566929133898" table:style-name="ce11">
            <text:p>29</text:p>
          </table:table-cell>
          <table:table-cell office:value-type="float" office:value="127" table:style-name="ce12">
            <text:p>12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8602</text:p>
          </table:table-cell>
          <table:table-cell office:value-type="string" table:style-name="ce10">
            <text:p>DILATAZIONI URETRALI PROGRESSIV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1" table:style-name="ce11">
            <text:p>51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598</text:p>
          </table:table-cell>
          <table:table-cell office:value-type="string" table:style-name="ce10">
            <text:p>CATETERIZZAZIONE URETERAL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32" table:style-name="ce11">
            <text:p>32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0111</text:p>
          </table:table-cell>
          <table:table-cell office:value-type="string" table:style-name="ce10">
            <text:p>BIOPSIA TRANSPERINEALE [PERCUTANEA] [AGOBIOPSIA] DELLA PROSTAT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1" table:style-name="ce11">
            <text:p>1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19.6666666666667" table:style-name="ce11">
            <text:p>20</text:p>
          </table:table-cell>
          <table:table-cell office:value-type="float" office:value="6" table:style-name="ce12">
            <text:p>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40</text:p>
          </table:table-cell>
          <table:table-cell office:value-type="string" table:style-name="ce10">
            <text:p>CIRCONCISIONE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.5" table:style-name="ce11">
            <text:p>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64921</text:p>
          </table:table-cell>
          <table:table-cell office:value-type="string" table:style-name="ce10">
            <text:p>FRENULOTOMI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61</text:p>
          </table:table-cell>
          <table:table-cell office:value-type="string" table:style-name="ce10">
            <text:p>ECOGRAFIA ADDOME COMPLETO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6.25" table:style-name="ce15">
            <text:p>16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" table:style-name="ce11">
            <text:p>7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8.6666666666667" table:style-name="ce15">
            <text:p>19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" table:style-name="ce15">
            <text:p>33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37.75" table:style-name="ce11">
            <text:p>38</text:p>
          </table:table-cell>
          <table:table-cell office:value-type="float" office:value="4" table:style-name="ce12">
            <text:p>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4.6875" table:style-name="ce11">
            <text:p>15</text:p>
          </table:table-cell>
          <table:table-cell office:value-type="float" office:value="16" table:style-name="ce12">
            <text:p>1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2.1428571428571" table:style-name="ce15">
            <text:p>12</text:p>
          </table:table-cell>
          <table:table-cell office:value-type="float" office:value="28" table:style-name="ce16">
            <text:p>2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8.138461538461499" table:style-name="ce15">
            <text:p>28</text:p>
          </table:table-cell>
          <table:table-cell office:value-type="float" office:value="65" table:style-name="ce16">
            <text:p>6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9" table:style-name="ce15">
            <text:p>9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6</text:p>
          </table:table-cell>
          <table:table-cell office:value-type="string" table:style-name="ce10">
            <text:p>ECOGRAFIA DEI TESTICOLI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P</text:p>
          </table:table-cell>
          <table:table-cell office:value-type="float" office:value="69" table:style-name="ce11">
            <text:p>6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1.25" table:style-name="ce11">
            <text:p>11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9.25" table:style-name="ce15">
            <text:p>29</text:p>
          </table:table-cell>
          <table:table-cell office:value-type="float" office:value="8" table:style-name="ce16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16" table:style-name="ce15">
            <text:p>16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8798</text:p>
          </table:table-cell>
          <table:table-cell office:value-type="string" table:style-name="ce10">
            <text:p>ECOGRAFIA TRANSRETTALE</text:p>
          </table:table-cell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83" table:style-name="ce15">
            <text:p>83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P</text:p>
          </table:table-cell>
          <table:table-cell office:value-type="float" office:value="20" table:style-name="ce11">
            <text:p>20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50.5" table:style-name="ce11">
            <text:p>51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12" table:style-name="ce11">
            <text:p>1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31.181818181818201" table:style-name="ce15">
            <text:p>3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7.1875" table:style-name="ce15">
            <text:p>37</text:p>
          </table:table-cell>
          <table:table-cell office:value-type="float" office:value="16" table:style-name="ce16">
            <text:p>1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8</text:p>
          </table:table-cell>
          <table:table-cell office:value-type="string" table:style-name="ce10">
            <text:p>VISITA ENDOCRINOLOGICA/DIABETOLOGICA - AND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2.5" table:style-name="ce11">
            <text:p>3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4" table:style-name="ce11">
            <text:p>4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1Q</text:p>
          </table:table-cell>
          <table:table-cell office:value-type="string" table:style-name="ce10">
            <text:p>VISITA UROLOGICA DI CONTROLLO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P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D</text:p>
          </table:table-cell>
          <table:table-cell office:value-type="float" office:value="23" table:style-name="ce11">
            <text:p>2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5.176470588235301" table:style-name="ce15">
            <text:p>25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D</text:p>
          </table:table-cell>
          <table:table-cell office:value-type="float" office:value="41" table:style-name="ce11">
            <text:p>4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266666666666701" table:style-name="ce15">
            <text:p>1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13" table:style-name="ce11">
            <text:p>13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9.6" table:style-name="ce15">
            <text:p>3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2.269230769230802" table:style-name="ce15">
            <text:p>62</text:p>
          </table:table-cell>
          <table:table-cell office:value-type="float" office:value="52" table:style-name="ce16">
            <text:p>5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34.3333333333333" table:style-name="ce11">
            <text:p>34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.142857142857103" table:style-name="ce15">
            <text:p>33</text:p>
          </table:table-cell>
          <table:table-cell office:value-type="float" office:value="14" table:style-name="ce16">
            <text:p>14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9" table:style-name="ce11">
            <text:p>39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55" table:style-name="ce15">
            <text:p>55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26" table:style-name="ce11">
            <text:p>26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93.016304347826093" table:style-name="ce15">
            <text:p>93</text:p>
          </table:table-cell>
          <table:table-cell office:value-type="float" office:value="184" table:style-name="ce16">
            <text:p>18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2.5" table:style-name="ce15">
            <text:p>2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6" table:style-name="ce11">
            <text:p>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0.4" table:style-name="ce15">
            <text:p>50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69.297297297297305" table:style-name="ce15">
            <text:p>69</text:p>
          </table:table-cell>
          <table:table-cell office:value-type="float" office:value="74" table:style-name="ce16">
            <text:p>74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07</text:p>
          </table:table-cell>
          <table:table-cell office:value-type="string" table:style-name="ce10">
            <text:p>VISITA MULTIDISCIPLINARE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82.529411764705898" table:style-name="ce11">
            <text:p>83</text:p>
          </table:table-cell>
          <table:table-cell office:value-type="float" office:value="17" table:style-name="ce12">
            <text:p>17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24</text:p>
          </table:table-cell>
          <table:table-cell office:value-type="string" table:style-name="ce10">
            <text:p>UROFLUSSOMETRIA</text:p>
          </table:table-cell>
          <table:table-cell office:value-type="string" table:style-name="ce10">
            <text:p>POLIAMBULATORIO OLGIATE</text:p>
          </table:table-cell>
          <table:table-cell office:value-type="string" table:style-name="ce10">
            <text:p>B</text:p>
          </table:table-cell>
          <table:table-cell office:value-type="float" office:value="76" table:style-name="ce11">
            <text:p>76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8.1111111111111" table:style-name="ce15">
            <text:p>78</text:p>
          </table:table-cell>
          <table:table-cell office:value-type="float" office:value="9" table:style-name="ce16">
            <text:p>9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D</text:p>
          </table:table-cell>
          <table:table-cell office:value-type="float" office:value="11" table:style-name="ce11">
            <text:p>11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3" table:style-name="ce15">
            <text:p>33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D</text:p>
          </table:table-cell>
          <table:table-cell office:value-type="float" office:value="91.6666666666667" table:style-name="ce11">
            <text:p>92</text:p>
          </table:table-cell>
          <table:table-cell office:value-type="float" office:value="3" table:style-name="ce12">
            <text:p>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39.11764705882399" table:style-name="ce15">
            <text:p>139</text:p>
          </table:table-cell>
          <table:table-cell office:value-type="float" office:value="17" table:style-name="ce16">
            <text:p>17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D</text:p>
          </table:table-cell>
          <table:table-cell office:value-type="float" office:value="18.1428571428571" table:style-name="ce11">
            <text:p>18</text:p>
          </table:table-cell>
          <table:table-cell office:value-type="float" office:value="7" table:style-name="ce12">
            <text:p>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73.214285714285694" table:style-name="ce15">
            <text:p>73</text:p>
          </table:table-cell>
          <table:table-cell office:value-type="float" office:value="56" table:style-name="ce16">
            <text:p>56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897C2</text:p>
          </table:table-cell>
          <table:table-cell office:value-type="string" table:style-name="ce10">
            <text:p>PRIMA VISITA UROLOGICA/ANDROLOGICA</text:p>
          </table:table-cell>
          <table:table-cell office:value-type="string" table:style-name="ce10">
            <text:p>POLIAMB. OSPEDALE CANTU'</text:p>
          </table:table-cell>
          <table:table-cell office:value-type="string" table:style-name="ce10">
            <text:p>B</text:p>
          </table:table-cell>
          <table:table-cell office:value-type="float" office:value="4" table:style-name="ce11">
            <text:p>4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5" table:style-name="ce15">
            <text:p>6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.78125" table:style-name="ce15">
            <text:p>4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.OSP.MARIANO COMENSE</text:p>
          </table:table-cell>
          <table:table-cell office:value-type="string" table:style-name="ce10">
            <text:p>B</text:p>
          </table:table-cell>
          <table:table-cell office:value-type="float" office:value="8.125" table:style-name="ce11">
            <text:p>8</text:p>
          </table:table-cell>
          <table:table-cell office:value-type="float" office:value="8" table:style-name="ce12">
            <text:p>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7.96875" table:style-name="ce15">
            <text:p>28</text:p>
          </table:table-cell>
          <table:table-cell office:value-type="float" office:value="32" table:style-name="ce16">
            <text:p>3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" table:style-name="ce15">
            <text:p>18</text:p>
          </table:table-cell>
          <table:table-cell office:value-type="float" office:value="21" table:style-name="ce16">
            <text:p>2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LOMAZZO</text:p>
          </table:table-cell>
          <table:table-cell office:value-type="string" table:style-name="ce10">
            <text:p>B</text:p>
          </table:table-cell>
          <table:table-cell office:value-type="float" office:value="1.5" table:style-name="ce11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4.375" table:style-name="ce15">
            <text:p>24</text:p>
          </table:table-cell>
          <table:table-cell office:value-type="float" office:value="24" table:style-name="ce16">
            <text:p>2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8.899999999999999" table:style-name="ce15">
            <text:p>19</text:p>
          </table:table-cell>
          <table:table-cell office:value-type="float" office:value="10" table:style-name="ce16">
            <text:p>10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LGIATE</text:p>
          </table:table-cell>
          <table:table-cell office:value-type="string" table:style-name="ce10">
            <text:p>D</text:p>
          </table:table-cell>
          <table:table-cell office:value-type="float" office:value="23.25" table:style-name="ce11">
            <text:p>23</text:p>
          </table:table-cell>
          <table:table-cell office:value-type="float" office:value="44" table:style-name="ce12">
            <text:p>44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3.565217391304301" table:style-name="ce15">
            <text:p>24</text:p>
          </table:table-cell>
          <table:table-cell office:value-type="float" office:value="23" table:style-name="ce16">
            <text:p>23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OSP.MENAGGIO</text:p>
          </table:table-cell>
          <table:table-cell office:value-type="string" table:style-name="ce10">
            <text:p>B</text:p>
          </table:table-cell>
          <table:table-cell office:value-type="float" office:value="9" table:style-name="ce11">
            <text:p>9</text:p>
          </table:table-cell>
          <table:table-cell office:value-type="float" office:value="1" table:style-name="ce12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22" table:style-name="ce15">
            <text:p>22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1.090909090909101" table:style-name="ce15">
            <text:p>31</text:p>
          </table:table-cell>
          <table:table-cell office:value-type="float" office:value="11" table:style-name="ce16">
            <text:p>11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0" table:style-name="ce15">
            <text:p>30</text:p>
          </table:table-cell>
          <table:table-cell office:value-type="float" office:value="1" table:style-name="ce16">
            <text:p>1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PONTELAMBRO</text:p>
          </table:table-cell>
          <table:table-cell office:value-type="string" table:style-name="ce10">
            <text:p>D</text:p>
          </table:table-cell>
          <table:table-cell office:value-type="float" office:value="34.956521739130402" table:style-name="ce11">
            <text:p>35</text:p>
          </table:table-cell>
          <table:table-cell office:value-type="float" office:value="23" table:style-name="ce12">
            <text:p>23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38.3333333333333" table:style-name="ce15">
            <text:p>38</text:p>
          </table:table-cell>
          <table:table-cell office:value-type="float" office:value="15" table:style-name="ce16">
            <text:p>15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B</text:p>
          </table:table-cell>
          <table:table-cell office:value-type="float" office:value="4.1500000000000004" table:style-name="ce11">
            <text:p>4</text:p>
          </table:table-cell>
          <table:table-cell office:value-type="float" office:value="20" table:style-name="ce12">
            <text:p>2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5.6923076923076898" table:style-name="ce15">
            <text:p>6</text:p>
          </table:table-cell>
          <table:table-cell office:value-type="float" office:value="26" table:style-name="ce16">
            <text:p>26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10.0285714285714" table:style-name="ce15">
            <text:p>10</text:p>
          </table:table-cell>
          <table:table-cell office:value-type="float" office:value="35" table:style-name="ce16">
            <text:p>35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3.6666666666666701" table:style-name="ce15">
            <text:p>4</text:p>
          </table:table-cell>
          <table:table-cell office:value-type="float" office:value="6" table:style-name="ce16">
            <text:p>6</text:p>
          </table:table-cell>
          <table:table-cell table:number-columns-repeated="16377"/>
        </table:table-row>
        <table:table-row table:style-name="ro4">
          <table:table-cell table:number-columns-repeated="3" table:style-name="ce13"/>
          <table:table-cell office:value-type="string" table:style-name="ce10">
            <text:p>POLIAMBULATORIO VIA NAPOLEONA COMO</text:p>
          </table:table-cell>
          <table:table-cell office:value-type="string" table:style-name="ce10">
            <text:p>B</text:p>
          </table:table-cell>
          <table:table-cell office:value-type="float" office:value="4.3333333333333304" table:style-name="ce11">
            <text:p>4</text:p>
          </table:table-cell>
          <table:table-cell office:value-type="float" office:value="30" table:style-name="ce12">
            <text:p>30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D</text:p>
          </table:table-cell>
          <table:table-cell office:value-type="float" office:value="13.102941176470599" table:style-name="ce15">
            <text:p>13</text:p>
          </table:table-cell>
          <table:table-cell office:value-type="float" office:value="68" table:style-name="ce16">
            <text:p>68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P</text:p>
          </table:table-cell>
          <table:table-cell office:value-type="float" office:value="22.824561403508799" table:style-name="ce15">
            <text:p>23</text:p>
          </table:table-cell>
          <table:table-cell office:value-type="float" office:value="57" table:style-name="ce16">
            <text:p>57</text:p>
          </table:table-cell>
          <table:table-cell table:number-columns-repeated="16377"/>
        </table:table-row>
        <table:table-row table:style-name="ro4">
          <table:table-cell table:number-columns-repeated="4" table:style-name="ce13"/>
          <table:table-cell office:value-type="string" table:style-name="ce14">
            <text:p>U</text:p>
          </table:table-cell>
          <table:table-cell office:value-type="float" office:value="5.3846153846153904" table:style-name="ce15">
            <text:p>5</text:p>
          </table:table-cell>
          <table:table-cell office:value-type="float" office:value="13" table:style-name="ce16">
            <text:p>13</text:p>
          </table:table-cell>
          <table:table-cell table:number-columns-repeated="16377"/>
        </table:table-row>
        <table:table-row table:style-name="ro4">
          <table:table-cell table:style-name="ce13"/>
          <table:table-cell office:value-type="string" table:style-name="ce10">
            <text:p>9649</text:p>
          </table:table-cell>
          <table:table-cell office:value-type="string" table:style-name="ce10">
            <text:p>INSTILLAZIONE GENITOURINARIA</text:p>
          </table:table-cell>
          <table:table-cell office:value-type="string" table:style-name="ce10">
            <text:p>POLIAMBULATORIO SAN FERMO NUOVO OSPEDALE SANT'ANNA</text:p>
          </table:table-cell>
          <table:table-cell office:value-type="string" table:style-name="ce10">
            <text:p>P</text:p>
          </table:table-cell>
          <table:table-cell office:value-type="float" office:value="76.169811320754704" table:style-name="ce11">
            <text:p>76</text:p>
          </table:table-cell>
          <table:table-cell office:value-type="float" office:value="106" table:style-name="ce12">
            <text:p>106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Totale complessivo</text:p>
          </table:table-cell>
          <table:table-cell table:number-columns-repeated="4" table:style-name="ce18"/>
          <table:table-cell office:value-type="float" office:value="27.668365240723805" table:style-name="ce19">
            <text:p>28</text:p>
          </table:table-cell>
          <table:table-cell office:value-type="float" office:value="42678" table:style-name="ce20">
            <text:p>42678</text:p>
          </table:table-cell>
          <table:table-cell table:number-columns-repeated="16377"/>
        </table:table-row>
        <table:table-row table:number-rows-repeated="104669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denise.piave</meta:initial-creator>
    <dc:creator>adriano.varotto</dc:creator>
    <meta:creation-date>2021-11-02T11:08:47Z</meta:creation-date>
    <dc:date>2021-11-02T11:25:32Z</dc:date>
  </office:meta>
</office:document-meta>
</file>